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77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ff3333"/>
    </style:style>
    <style:style style:name="ce1" style:family="table-cell" style:parent-style-name="Default" style:data-style-name="N121"/>
    <style:style style:name="ce2" style:family="table-cell" style:parent-style-name="Pivot_20_Table_20_Category" style:data-style-name="N0">
      <style:table-cell-properties fo:border="none"/>
    </style:style>
    <style:style style:name="ce3" style:family="table-cell" style:parent-style-name="Pivot_20_Table_20_Value" style:data-style-name="N0">
      <style:table-cell-properties fo:border="none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00cc00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ff3300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559 Little Texas" table:style-name="ta2">
        <table:shapes>
          <draw:frame draw:z-index="0" draw:style-name="gr1" draw:text-style-name="P1" svg:width="342.2pt" svg:height="260.5pt" svg:x="256pt" svg:y="89.6pt">
            <draw:object draw:notify-on-update-of-ranges="'610 Triangle'.E2:'610 Triangle'.E6 '559 Little Texas'.F2:'559 Little Texas'.F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rrival time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adherence</text:p>
          </table:table-cell>
          <table:table-cell table:number-columns-repeated="3"/>
        </table:table-row>
        <table:table-row table:style-name="ro1">
          <table:table-cell office:value-type="date" office:date-value="2018-04-17T20:02:19" calcext:value-type="date">
            <text:p>Tue 20: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NCHED</text:p>
          </table:table-cell>
          <table:table-cell/>
          <table:table-cell table:style-name="ce2" office:value-type="string" calcext:value-type="string">
            <text:p>ON TIME</text:p>
          </table:table-cell>
          <table:table-cell table:style-name="ce3"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18-04-17T20:40:49" calcext:value-type="date">
            <text:p>Tue 20: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+ MIN LATE</text:p>
          </table:table-cell>
          <table:table-cell/>
          <table:table-cell table:style-name="ce2" office:value-type="string" calcext:value-type="string">
            <text:p>2-5 MIN LATE</text:p>
          </table:table-cell>
          <table:table-cell table:style-name="ce3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8-04-17T21:03:49" calcext:value-type="date">
            <text:p>Tue 21: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-5 MIN LATE</text:p>
          </table:table-cell>
          <table:table-cell/>
          <table:table-cell table:style-name="ce2" office:value-type="string" calcext:value-type="string">
            <text:p>5-10 MIN LATE</text:p>
          </table:table-cell>
          <table:table-cell table:style-name="ce3"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18-04-17T21:19:19" calcext:value-type="date">
            <text:p>Tue 21: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/>
          <table:table-cell table:style-name="ce2" office:value-type="string" calcext:value-type="string">
            <text:p>10+ MIN LATE</text:p>
          </table:table-cell>
          <table:table-cell table:style-name="ce3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18-04-17T21:38:49" calcext:value-type="date">
            <text:p>Tue 21: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 TIME</text:p>
          </table:table-cell>
          <table:table-cell/>
          <table:table-cell table:style-name="ce2" office:value-type="string" calcext:value-type="string">
            <text:p>BUNCHED</text:p>
          </table:table-cell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18-04-17T21:58:49" calcext:value-type="date">
            <text:p>Tue 21:5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7T22:18:49" calcext:value-type="date">
            <text:p>Tue 22: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7T22:38:49" calcext:value-type="date">
            <text:p>Tue 22: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7T23:02:19" calcext:value-type="date">
            <text:p>Tue 23: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7T23:18:49" calcext:value-type="date">
            <text:p>Tue 23: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7T23:36:49" calcext:value-type="date">
            <text:p>Tue 23: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5:22:49" calcext:value-type="date">
            <text:p>Wed 05: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5:37:49" calcext:value-type="date">
            <text:p>Wed 05: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5:52:49" calcext:value-type="date">
            <text:p>Wed 05: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6:06:49" calcext:value-type="date">
            <text:p>Wed 06: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6:24:19" calcext:value-type="date">
            <text:p>Wed 06: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06:33:49" calcext:value-type="date">
            <text:p>Wed 06: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6:43:49" calcext:value-type="date">
            <text:p>Wed 06: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6:51:49" calcext:value-type="date">
            <text:p>Wed 06:5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7:04:19" calcext:value-type="date">
            <text:p>Wed 07: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7:12:49" calcext:value-type="date">
            <text:p>Wed 07: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7:27:19" calcext:value-type="date">
            <text:p>Wed 07: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07:32:49" calcext:value-type="date">
            <text:p>Wed 07: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7:46:49" calcext:value-type="date">
            <text:p>Wed 07: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07:53:49" calcext:value-type="date">
            <text:p>Wed 07: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8:04:49" calcext:value-type="date">
            <text:p>Wed 08: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8:12:49" calcext:value-type="date">
            <text:p>Wed 08: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8:22:49" calcext:value-type="date">
            <text:p>Wed 08: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8:40:19" calcext:value-type="date">
            <text:p>Wed 08: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08:50:19" calcext:value-type="date">
            <text:p>Wed 08: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8:55:49" calcext:value-type="date">
            <text:p>Wed 08: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9:08:49" calcext:value-type="date">
            <text:p>Wed 09: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09:17:19" calcext:value-type="date">
            <text:p>Wed 09: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9:29:19" calcext:value-type="date">
            <text:p>Wed 09: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09:40:19" calcext:value-type="date">
            <text:p>Wed 09: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9:45:19" calcext:value-type="date">
            <text:p>Wed 09: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9:59:19" calcext:value-type="date">
            <text:p>Wed 09: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10:07:19" calcext:value-type="date">
            <text:p>Wed 10: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0:12:49" calcext:value-type="date">
            <text:p>Wed 10: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0:16:49" calcext:value-type="date">
            <text:p>Wed 10: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0:26:19" calcext:value-type="date">
            <text:p>Wed 10: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0:36:49" calcext:value-type="date">
            <text:p>Wed 10: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0:50:49" calcext:value-type="date">
            <text:p>Wed 10: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10:58:49" calcext:value-type="date">
            <text:p>Wed 10: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1:10:49" calcext:value-type="date">
            <text:p>Wed 11: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11:16:49" calcext:value-type="date">
            <text:p>Wed 11: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1:27:49" calcext:value-type="date">
            <text:p>Wed 11: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1:36:49" calcext:value-type="date">
            <text:p>Wed 11: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1:45:19" calcext:value-type="date">
            <text:p>Wed 11: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1:58:19" calcext:value-type="date">
            <text:p>Wed 11:5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12:05:49" calcext:value-type="date">
            <text:p>Wed 12: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2:15:49" calcext:value-type="date">
            <text:p>Wed 12: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2:26:19" calcext:value-type="date">
            <text:p>Wed 12: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2:36:49" calcext:value-type="date">
            <text:p>Wed 12: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2:45:19" calcext:value-type="date">
            <text:p>Wed 12: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2:56:49" calcext:value-type="date">
            <text:p>Wed 12: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3:07:49" calcext:value-type="date">
            <text:p>Wed 13: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3:16:19" calcext:value-type="date">
            <text:p>Wed 13: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3:21:19" calcext:value-type="date">
            <text:p>Wed 13: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3:26:49" calcext:value-type="date">
            <text:p>Wed 13: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3:35:49" calcext:value-type="date">
            <text:p>Wed 13: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3:48:49" calcext:value-type="date">
            <text:p>Wed 13: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13:57:49" calcext:value-type="date">
            <text:p>Wed 13:5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4:05:49" calcext:value-type="date">
            <text:p>Wed 14: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4:16:49" calcext:value-type="date">
            <text:p>Wed 14: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4:24:19" calcext:value-type="date">
            <text:p>Wed 14: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4:39:19" calcext:value-type="date">
            <text:p>Wed 14:3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14:47:19" calcext:value-type="date">
            <text:p>Wed 14:4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4:53:49" calcext:value-type="date">
            <text:p>Wed 14: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5:05:19" calcext:value-type="date">
            <text:p>Wed 15: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5:17:19" calcext:value-type="date">
            <text:p>Wed 15: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15:25:49" calcext:value-type="date">
            <text:p>Wed 15: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5:37:19" calcext:value-type="date">
            <text:p>Wed 15: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5:54:49" calcext:value-type="date">
            <text:p>Wed 15:5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15:56:49" calcext:value-type="date">
            <text:p>Wed 15: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8T16:05:49" calcext:value-type="date">
            <text:p>Wed 16: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6:16:19" calcext:value-type="date">
            <text:p>Wed 16: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6:23:49" calcext:value-type="date">
            <text:p>Wed 16: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6:41:49" calcext:value-type="date">
            <text:p>Wed 16: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16:42:19" calcext:value-type="date">
            <text:p>Wed 16: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8T16:48:49" calcext:value-type="date">
            <text:p>Wed 16: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6:53:19" calcext:value-type="date">
            <text:p>Wed 16: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7:04:19" calcext:value-type="date">
            <text:p>Wed 17: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7:13:49" calcext:value-type="date">
            <text:p>Wed 17: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7:29:19" calcext:value-type="date">
            <text:p>Wed 17:2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17:35:49" calcext:value-type="date">
            <text:p>Wed 17: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7:53:49" calcext:value-type="date">
            <text:p>Wed 17: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18:07:19" calcext:value-type="date">
            <text:p>Wed 18: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8:22:49" calcext:value-type="date">
            <text:p>Wed 18: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8:38:49" calcext:value-type="date">
            <text:p>Wed 18: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8:55:19" calcext:value-type="date">
            <text:p>Wed 18:5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9:07:49" calcext:value-type="date">
            <text:p>Wed 19: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9:30:49" calcext:value-type="date">
            <text:p>Wed 19: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19:37:49" calcext:value-type="date">
            <text:p>Wed 19: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9:40:19" calcext:value-type="date">
            <text:p>Wed 19: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8T20:10:49" calcext:value-type="date">
            <text:p>Wed 20: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18T20:18:49" calcext:value-type="date">
            <text:p>Wed 20: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20:38:19" calcext:value-type="date">
            <text:p>Wed 20: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21:00:19" calcext:value-type="date">
            <text:p>Wed 21: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21:19:49" calcext:value-type="date">
            <text:p>Wed 21: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21:40:19" calcext:value-type="date">
            <text:p>Wed 21: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21:58:49" calcext:value-type="date">
            <text:p>Wed 21:5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22:15:49" calcext:value-type="date">
            <text:p>Wed 22: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22:37:49" calcext:value-type="date">
            <text:p>Wed 22: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22:57:49" calcext:value-type="date">
            <text:p>Wed 22:5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23:20:19" calcext:value-type="date">
            <text:p>Wed 23: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23:36:50" calcext:value-type="date">
            <text:p>Wed 23: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5:22:49" calcext:value-type="date">
            <text:p>Thu 05: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5:37:49" calcext:value-type="date">
            <text:p>Thu 05: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5:52:49" calcext:value-type="date">
            <text:p>Thu 05: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6:08:19" calcext:value-type="date">
            <text:p>Thu 06:0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6:24:49" calcext:value-type="date">
            <text:p>Thu 06: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6:32:49" calcext:value-type="date">
            <text:p>Thu 06: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6:42:49" calcext:value-type="date">
            <text:p>Thu 06: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6:55:19" calcext:value-type="date">
            <text:p>Thu 06: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7:04:19" calcext:value-type="date">
            <text:p>Thu 07: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7:15:19" calcext:value-type="date">
            <text:p>Thu 07: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7:26:49" calcext:value-type="date">
            <text:p>Thu 07: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7:31:49" calcext:value-type="date">
            <text:p>Thu 07: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7:42:49" calcext:value-type="date">
            <text:p>Thu 07: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7:53:49" calcext:value-type="date">
            <text:p>Thu 07: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8:07:19" calcext:value-type="date">
            <text:p>Thu 08: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08:14:19" calcext:value-type="date">
            <text:p>Thu 08: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8:21:49" calcext:value-type="date">
            <text:p>Thu 08: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8:38:19" calcext:value-type="date">
            <text:p>Thu 08: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08:47:49" calcext:value-type="date">
            <text:p>Thu 08: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8:58:19" calcext:value-type="date">
            <text:p>Thu 08: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9:09:49" calcext:value-type="date">
            <text:p>Thu 09: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9:18:19" calcext:value-type="date">
            <text:p>Thu 09: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9:28:49" calcext:value-type="date">
            <text:p>Thu 09: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9:42:19" calcext:value-type="date">
            <text:p>Thu 09: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09:50:49" calcext:value-type="date">
            <text:p>Thu 09: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9:56:19" calcext:value-type="date">
            <text:p>Thu 09: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0:05:49" calcext:value-type="date">
            <text:p>Thu 10: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0:15:49" calcext:value-type="date">
            <text:p>Thu 10: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0:25:49" calcext:value-type="date">
            <text:p>Thu 10: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0:35:50" calcext:value-type="date">
            <text:p>Thu 10: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0:46:49" calcext:value-type="date">
            <text:p>Thu 10: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0:57:49" calcext:value-type="date">
            <text:p>Thu 10: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1:05:49" calcext:value-type="date">
            <text:p>Thu 11: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1:19:19" calcext:value-type="date">
            <text:p>Thu 11: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1:25:49" calcext:value-type="date">
            <text:p>Thu 11: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1:36:49" calcext:value-type="date">
            <text:p>Thu 11: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1:47:49" calcext:value-type="date">
            <text:p>Thu 11: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1:58:49" calcext:value-type="date">
            <text:p>Thu 11:5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2:07:19" calcext:value-type="date">
            <text:p>Thu 12: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2:16:49" calcext:value-type="date">
            <text:p>Thu 12: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2:27:49" calcext:value-type="date">
            <text:p>Thu 12: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2:36:49" calcext:value-type="date">
            <text:p>Thu 12: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2:45:49" calcext:value-type="date">
            <text:p>Thu 12: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2:57:19" calcext:value-type="date">
            <text:p>Thu 12: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3:06:19" calcext:value-type="date">
            <text:p>Thu 13: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3:27:19" calcext:value-type="date">
            <text:p>Thu 13: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19T13:31:49" calcext:value-type="date">
            <text:p>Thu 13: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3:35:49" calcext:value-type="date">
            <text:p>Thu 13: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3:48:49" calcext:value-type="date">
            <text:p>Thu 13: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3:55:19" calcext:value-type="date">
            <text:p>Thu 13: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4:08:49" calcext:value-type="date">
            <text:p>Thu 14: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4:16:49" calcext:value-type="date">
            <text:p>Thu 14: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4:27:49" calcext:value-type="date">
            <text:p>Thu 14: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4:35:49" calcext:value-type="date">
            <text:p>Thu 14: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4:47:49" calcext:value-type="date">
            <text:p>Thu 14: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4:55:49" calcext:value-type="date">
            <text:p>Thu 14: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5:06:49" calcext:value-type="date">
            <text:p>Thu 15: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5:15:49" calcext:value-type="date">
            <text:p>Thu 15: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5:24:49" calcext:value-type="date">
            <text:p>Thu 15: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5:38:49" calcext:value-type="date">
            <text:p>Thu 15: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5:45:49" calcext:value-type="date">
            <text:p>Thu 15: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5:58:49" calcext:value-type="date">
            <text:p>Thu 15:5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6:02:49" calcext:value-type="date">
            <text:p>Thu 16: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6:12:19" calcext:value-type="date">
            <text:p>Thu 16: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6:23:49" calcext:value-type="date">
            <text:p>Thu 16: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6:37:49" calcext:value-type="date">
            <text:p>Thu 16: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6:43:49" calcext:value-type="date">
            <text:p>Thu 16: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6:59:49" calcext:value-type="date">
            <text:p>Thu 16:5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17:06:49" calcext:value-type="date">
            <text:p>Thu 17: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7:15:19" calcext:value-type="date">
            <text:p>Thu 17: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7:25:49" calcext:value-type="date">
            <text:p>Thu 17: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7:33:19" calcext:value-type="date">
            <text:p>Thu 17: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7:55:19" calcext:value-type="date">
            <text:p>Thu 17:5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19T18:07:49" calcext:value-type="date">
            <text:p>Thu 18: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8:29:19" calcext:value-type="date">
            <text:p>Thu 18: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18:41:19" calcext:value-type="date">
            <text:p>Thu 18: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8:54:19" calcext:value-type="date">
            <text:p>Thu 18: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9:09:49" calcext:value-type="date">
            <text:p>Thu 19: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9:24:49" calcext:value-type="date">
            <text:p>Thu 19: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9:39:49" calcext:value-type="date">
            <text:p>Thu 19:3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0:02:49" calcext:value-type="date">
            <text:p>Thu 20: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20:18:49" calcext:value-type="date">
            <text:p>Thu 20: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0:42:49" calcext:value-type="date">
            <text:p>Thu 20: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20:59:19" calcext:value-type="date">
            <text:p>Thu 20:5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1:21:49" calcext:value-type="date">
            <text:p>Thu 21: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21:38:49" calcext:value-type="date">
            <text:p>Thu 21:3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2:00:19" calcext:value-type="date">
            <text:p>Thu 22: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2:19:19" calcext:value-type="date">
            <text:p>Thu 22: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2:39:19" calcext:value-type="date">
            <text:p>Thu 22: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2:57:49" calcext:value-type="date">
            <text:p>Thu 22: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3:16:49" calcext:value-type="date">
            <text:p>Thu 23: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3:39:49" calcext:value-type="date">
            <text:p>Thu 23: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23:57:49" calcext:value-type="date">
            <text:p>Thu 23: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0:18:49" calcext:value-type="date">
            <text:p>Fri 00: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0:38:49" calcext:value-type="date">
            <text:p>Fri 00: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0:55:49" calcext:value-type="date">
            <text:p>Fri 00:5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1:16:49" calcext:value-type="date">
            <text:p>Fri 01: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1:37:49" calcext:value-type="date">
            <text:p>Fri 01:3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1:56:19" calcext:value-type="date">
            <text:p>Fri 01:5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2:17:49" calcext:value-type="date">
            <text:p>Fri 02: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2:36:49" calcext:value-type="date">
            <text:p>Fri 02: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5:23:19" calcext:value-type="date">
            <text:p>Fri 05: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5:37:49" calcext:value-type="date">
            <text:p>Fri 05: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5:51:49" calcext:value-type="date">
            <text:p>Fri 05: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6:08:19" calcext:value-type="date">
            <text:p>Fri 06: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6:24:49" calcext:value-type="date">
            <text:p>Fri 06: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6:26:49" calcext:value-type="date">
            <text:p>Fri 06: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0T06:38:49" calcext:value-type="date">
            <text:p>Fri 06: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6:48:19" calcext:value-type="date">
            <text:p>Fri 06: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6:59:49" calcext:value-type="date">
            <text:p>Fri 06: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7:09:49" calcext:value-type="date">
            <text:p>Fri 07: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7:19:49" calcext:value-type="date">
            <text:p>Fri 07: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7:31:19" calcext:value-type="date">
            <text:p>Fri 07: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7:38:49" calcext:value-type="date">
            <text:p>Fri 07: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7:49:49" calcext:value-type="date">
            <text:p>Fri 07: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8:00:19" calcext:value-type="date">
            <text:p>Fri 08: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8:09:19" calcext:value-type="date">
            <text:p>Fri 08: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8:20:19" calcext:value-type="date">
            <text:p>Fri 08: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8:33:49" calcext:value-type="date">
            <text:p>Fri 08: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08:44:49" calcext:value-type="date">
            <text:p>Fri 08: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8:55:19" calcext:value-type="date">
            <text:p>Fri 08: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9:02:49" calcext:value-type="date">
            <text:p>Fri 09: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9:13:49" calcext:value-type="date">
            <text:p>Fri 09: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9:22:49" calcext:value-type="date">
            <text:p>Fri 09: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9:35:49" calcext:value-type="date">
            <text:p>Fri 09: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09:43:49" calcext:value-type="date">
            <text:p>Fri 09: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9:54:19" calcext:value-type="date">
            <text:p>Fri 09: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0:07:19" calcext:value-type="date">
            <text:p>Fri 10: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10:14:49" calcext:value-type="date">
            <text:p>Fri 10: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0:24:19" calcext:value-type="date">
            <text:p>Fri 10: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0:33:49" calcext:value-type="date">
            <text:p>Fri 10: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0:44:49" calcext:value-type="date">
            <text:p>Fri 10: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0:57:49" calcext:value-type="date">
            <text:p>Fri 10:5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11:04:19" calcext:value-type="date">
            <text:p>Fri 11: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1:17:49" calcext:value-type="date">
            <text:p>Fri 11: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11:26:19" calcext:value-type="date">
            <text:p>Fri 11: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1:36:49" calcext:value-type="date">
            <text:p>Fri 11: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1:51:19" calcext:value-type="date">
            <text:p>Fri 11: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11:57:49" calcext:value-type="date">
            <text:p>Fri 11: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2:06:49" calcext:value-type="date">
            <text:p>Fri 12: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2:15:49" calcext:value-type="date">
            <text:p>Fri 12: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2:35:49" calcext:value-type="date">
            <text:p>Fri 12: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0T12:37:49" calcext:value-type="date">
            <text:p>Fri 12: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0T12:44:49" calcext:value-type="date">
            <text:p>Fri 12: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2:59:19" calcext:value-type="date">
            <text:p>Fri 12: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13:14:49" calcext:value-type="date">
            <text:p>Fri 13: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13:18:49" calcext:value-type="date">
            <text:p>Fri 13: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3:36:49" calcext:value-type="date">
            <text:p>Fri 13: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13:42:49" calcext:value-type="date">
            <text:p>Fri 13: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3:45:49" calcext:value-type="date">
            <text:p>Fri 13: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3:55:49" calcext:value-type="date">
            <text:p>Fri 13: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4:08:49" calcext:value-type="date">
            <text:p>Fri 14: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14:15:49" calcext:value-type="date">
            <text:p>Fri 14: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4:25:49" calcext:value-type="date">
            <text:p>Fri 14: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4:40:49" calcext:value-type="date">
            <text:p>Fri 14: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14:47:49" calcext:value-type="date">
            <text:p>Fri 14: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5:07:49" calcext:value-type="date">
            <text:p>Fri 15: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0T15:09:49" calcext:value-type="date">
            <text:p>Fri 15: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0T15:14:49" calcext:value-type="date">
            <text:p>Fri 15: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5:21:49" calcext:value-type="date">
            <text:p>Fri 15: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5:34:49" calcext:value-type="date">
            <text:p>Fri 15: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15:54:49" calcext:value-type="date">
            <text:p>Fri 15:5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0T15:59:19" calcext:value-type="date">
            <text:p>Fri 15: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6:10:49" calcext:value-type="date">
            <text:p>Fri 16: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6:23:49" calcext:value-type="date">
            <text:p>Fri 16: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16:25:19" calcext:value-type="date">
            <text:p>Fri 16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0T16:39:49" calcext:value-type="date">
            <text:p>Fri 16: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16:46:49" calcext:value-type="date">
            <text:p>Fri 16: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6:53:49" calcext:value-type="date">
            <text:p>Fri 16: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7:06:49" calcext:value-type="date">
            <text:p>Fri 17: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17:17:49" calcext:value-type="date">
            <text:p>Fri 17: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7:24:49" calcext:value-type="date">
            <text:p>Fri 17: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7:33:49" calcext:value-type="date">
            <text:p>Fri 17: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7:51:49" calcext:value-type="date">
            <text:p>Fri 17:5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18:05:49" calcext:value-type="date">
            <text:p>Fri 18: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8:21:19" calcext:value-type="date">
            <text:p>Fri 18: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8:39:19" calcext:value-type="date">
            <text:p>Fri 18:3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19:09:19" calcext:value-type="date">
            <text:p>Fri 19:0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0T19:10:49" calcext:value-type="date">
            <text:p>Fri 19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0T19:49:19" calcext:value-type="date">
            <text:p>Fri 19:4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0T19:49:49" calcext:value-type="date">
            <text:p>Fri 19: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0T19:57:19" calcext:value-type="date">
            <text:p>Fri 19: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20:17:49" calcext:value-type="date">
            <text:p>Fri 20: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20:38:19" calcext:value-type="date">
            <text:p>Fri 20: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20:57:49" calcext:value-type="date">
            <text:p>Fri 20:5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21:20:49" calcext:value-type="date">
            <text:p>Fri 21: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21:43:49" calcext:value-type="date">
            <text:p>Fri 21:4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22:03:49" calcext:value-type="date">
            <text:p>Fri 22: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22:18:49" calcext:value-type="date">
            <text:p>Fri 22: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22:37:49" calcext:value-type="date">
            <text:p>Fri 22: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22:58:49" calcext:value-type="date">
            <text:p>Fri 22:5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23:19:49" calcext:value-type="date">
            <text:p>Fri 23: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23:40:49" calcext:value-type="date">
            <text:p>Fri 23: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23:58:49" calcext:value-type="date">
            <text:p>Fri 23:5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0:19:49" calcext:value-type="date">
            <text:p>Sat 00: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0:40:49" calcext:value-type="date">
            <text:p>Sat 00: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0:58:49" calcext:value-type="date">
            <text:p>Sat 00:5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1:21:19" calcext:value-type="date">
            <text:p>Sat 01: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01:32:19" calcext:value-type="date">
            <text:p>Sat 01: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1:37:49" calcext:value-type="date">
            <text:p>Sat 01: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1:57:19" calcext:value-type="date">
            <text:p>Sat 01:5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2:17:49" calcext:value-type="date">
            <text:p>Sat 02: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2:37:19" calcext:value-type="date">
            <text:p>Sat 02: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6:19:19" calcext:value-type="date">
            <text:p>Sat 06: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6:39:49" calcext:value-type="date">
            <text:p>Sat 06: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6:59:49" calcext:value-type="date">
            <text:p>Sat 06:5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7:18:19" calcext:value-type="date">
            <text:p>Sat 07: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7:39:51" calcext:value-type="date">
            <text:p>Sat 07: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7:54:49" calcext:value-type="date">
            <text:p>Sat 07: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8:11:49" calcext:value-type="date">
            <text:p>Sat 08: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8:24:49" calcext:value-type="date">
            <text:p>Sat 08: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8:34:19" calcext:value-type="date">
            <text:p>Sat 08: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8:49:49" calcext:value-type="date">
            <text:p>Sat 08:4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9:02:49" calcext:value-type="date">
            <text:p>Sat 09: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9:21:19" calcext:value-type="date">
            <text:p>Sat 09: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09:38:49" calcext:value-type="date">
            <text:p>Sat 09:3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09:58:19" calcext:value-type="date">
            <text:p>Sat 09: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10:06:19" calcext:value-type="date">
            <text:p>Sat 10: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0:19:49" calcext:value-type="date">
            <text:p>Sat 10: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0:34:49" calcext:value-type="date">
            <text:p>Sat 10:3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0:47:19" calcext:value-type="date">
            <text:p>Sat 10: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1:08:19" calcext:value-type="date">
            <text:p>Sat 11:0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1T11:17:49" calcext:value-type="date">
            <text:p>Sat 11: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1:33:49" calcext:value-type="date">
            <text:p>Sat 11: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1:52:49" calcext:value-type="date">
            <text:p>Sat 11: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12:05:49" calcext:value-type="date">
            <text:p>Sat 12: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2:18:49" calcext:value-type="date">
            <text:p>Sat 12: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2:33:49" calcext:value-type="date">
            <text:p>Sat 12: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2:50:49" calcext:value-type="date">
            <text:p>Sat 12: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13:04:19" calcext:value-type="date">
            <text:p>Sat 13: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3:21:49" calcext:value-type="date">
            <text:p>Sat 13: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13:36:49" calcext:value-type="date">
            <text:p>Sat 13: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3:50:19" calcext:value-type="date">
            <text:p>Sat 13: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4:04:49" calcext:value-type="date">
            <text:p>Sat 14: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4:22:49" calcext:value-type="date">
            <text:p>Sat 14: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14:37:19" calcext:value-type="date">
            <text:p>Sat 14: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4:54:49" calcext:value-type="date">
            <text:p>Sat 14:5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15:05:19" calcext:value-type="date">
            <text:p>Sat 15: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5:21:19" calcext:value-type="date">
            <text:p>Sat 15: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5:35:49" calcext:value-type="date">
            <text:p>Sat 15: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5:48:19" calcext:value-type="date">
            <text:p>Sat 15: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6:04:19" calcext:value-type="date">
            <text:p>Sat 16: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6:19:19" calcext:value-type="date">
            <text:p>Sat 16: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6:36:19" calcext:value-type="date">
            <text:p>Sat 16:3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16:51:49" calcext:value-type="date">
            <text:p>Sat 16: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7:07:19" calcext:value-type="date">
            <text:p>Sat 17: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7:20:49" calcext:value-type="date">
            <text:p>Sat 17: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7:33:49" calcext:value-type="date">
            <text:p>Sat 17: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7:50:49" calcext:value-type="date">
            <text:p>Sat 17: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18:02:49" calcext:value-type="date">
            <text:p>Sat 18: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8:19:49" calcext:value-type="date">
            <text:p>Sat 18: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</table:table>
      <table:table table:name="4039 Oltorf" table:style-name="ta2">
        <table:shapes>
          <draw:frame draw:z-index="0" draw:style-name="gr1" draw:text-style-name="P1" svg:width="342.2pt" svg:height="260.5pt" svg:x="276.72pt" svg:y="89.6pt">
            <draw:object draw:notify-on-update-of-ranges="'610 Triangle'.E2:'610 Triangle'.E6 '4039 Oltorf'.F2:'4039 Oltorf'.F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rrival time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adherence</text:p>
          </table:table-cell>
          <table:table-cell table:number-columns-repeated="3"/>
        </table:table-row>
        <table:table-row table:style-name="ro1">
          <table:table-cell office:value-type="date" office:date-value="2018-04-17T20:11:19" calcext:value-type="date">
            <text:p>Tue 20: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/>
          <table:table-cell table:style-name="ce2" office:value-type="string" calcext:value-type="string">
            <text:p>ON TIME</text:p>
          </table:table-cell>
          <table:table-cell table:style-name="ce3"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18-04-17T20:55:49" calcext:value-type="date">
            <text:p>Tue 20:5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+ MIN LATE</text:p>
          </table:table-cell>
          <table:table-cell/>
          <table:table-cell table:style-name="ce2" office:value-type="string" calcext:value-type="string">
            <text:p>2-5 MIN LATE</text:p>
          </table:table-cell>
          <table:table-cell table:style-name="ce3"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18-04-17T21:19:19" calcext:value-type="date">
            <text:p>Tue 21: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-5 MIN LATE</text:p>
          </table:table-cell>
          <table:table-cell/>
          <table:table-cell table:style-name="ce2" office:value-type="string" calcext:value-type="string">
            <text:p>5-10 MIN LATE</text:p>
          </table:table-cell>
          <table:table-cell table:style-name="ce3"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8-04-17T21:35:49" calcext:value-type="date">
            <text:p>Tue 21: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/>
          <table:table-cell table:style-name="ce2" office:value-type="string" calcext:value-type="string">
            <text:p>10+ MIN LATE</text:p>
          </table:table-cell>
          <table:table-cell table:style-name="ce3"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18-04-17T21:50:49" calcext:value-type="date">
            <text:p>Tue 21: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/>
          <table:table-cell table:style-name="ce2" office:value-type="string" calcext:value-type="string">
            <text:p>BUNCHED</text:p>
          </table:table-cell>
          <table:table-cell table:style-name="ce3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18-04-17T22:10:19" calcext:value-type="date">
            <text:p>Tue 22: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7T22:29:49" calcext:value-type="date">
            <text:p>Tue 22: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7T22:49:49" calcext:value-type="date">
            <text:p>Tue 22: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7T23:13:49" calcext:value-type="date">
            <text:p>Tue 23: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7T23:29:49" calcext:value-type="date">
            <text:p>Tue 23: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7T23:46:49" calcext:value-type="date">
            <text:p>Tue 23:4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5:35:19" calcext:value-type="date">
            <text:p>Wed 05: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5:50:49" calcext:value-type="date">
            <text:p>Wed 05: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6:03:49" calcext:value-type="date">
            <text:p>Wed 06: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6:19:49" calcext:value-type="date">
            <text:p>Wed 06: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6:36:19" calcext:value-type="date">
            <text:p>Wed 06: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6:46:49" calcext:value-type="date">
            <text:p>Wed 06: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6:56:49" calcext:value-type="date">
            <text:p>Wed 06: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7:03:49" calcext:value-type="date">
            <text:p>Wed 07: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7:17:19" calcext:value-type="date">
            <text:p>Wed 07: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07:28:49" calcext:value-type="date">
            <text:p>Wed 07: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7:47:49" calcext:value-type="date">
            <text:p>Wed 07: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07:53:49" calcext:value-type="date">
            <text:p>Wed 07: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8:05:49" calcext:value-type="date">
            <text:p>Wed 08: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08:09:49" calcext:value-type="date">
            <text:p>Wed 08: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8:21:49" calcext:value-type="date">
            <text:p>Wed 08: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08:33:49" calcext:value-type="date">
            <text:p>Wed 08: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08:39:49" calcext:value-type="date">
            <text:p>Wed 08: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8:54:49" calcext:value-type="date">
            <text:p>Wed 08:5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09:02:49" calcext:value-type="date">
            <text:p>Wed 09: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9:10:49" calcext:value-type="date">
            <text:p>Wed 09: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9:24:49" calcext:value-type="date">
            <text:p>Wed 09: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09:29:49" calcext:value-type="date">
            <text:p>Wed 09: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9:42:49" calcext:value-type="date">
            <text:p>Wed 09: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09:53:49" calcext:value-type="date">
            <text:p>Wed 09: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0:02:49" calcext:value-type="date">
            <text:p>Wed 10: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0:12:49" calcext:value-type="date">
            <text:p>Wed 10: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0:14:49" calcext:value-type="date">
            <text:p>Wed 10: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8T10:20:49" calcext:value-type="date">
            <text:p>Wed 10: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0:29:49" calcext:value-type="date">
            <text:p>Wed 10: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0:36:49" calcext:value-type="date">
            <text:p>Wed 10: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0:50:49" calcext:value-type="date">
            <text:p>Wed 10: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11:05:19" calcext:value-type="date">
            <text:p>Wed 11: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11:12:49" calcext:value-type="date">
            <text:p>Wed 11: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1:26:49" calcext:value-type="date">
            <text:p>Wed 11: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11:30:49" calcext:value-type="date">
            <text:p>Wed 11: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1:40:49" calcext:value-type="date">
            <text:p>Wed 11: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1:48:49" calcext:value-type="date">
            <text:p>Wed 11: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2:00:49" calcext:value-type="date">
            <text:p>Wed 12: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12:11:49" calcext:value-type="date">
            <text:p>Wed 12: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2:20:49" calcext:value-type="date">
            <text:p>Wed 12: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2:30:49" calcext:value-type="date">
            <text:p>Wed 12: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2:43:19" calcext:value-type="date">
            <text:p>Wed 12: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12:53:49" calcext:value-type="date">
            <text:p>Wed 12: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2:59:49" calcext:value-type="date">
            <text:p>Wed 12: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3:14:49" calcext:value-type="date">
            <text:p>Wed 13: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13:21:49" calcext:value-type="date">
            <text:p>Wed 13: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3:28:49" calcext:value-type="date">
            <text:p>Wed 13: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3:40:49" calcext:value-type="date">
            <text:p>Wed 13: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13:51:49" calcext:value-type="date">
            <text:p>Wed 13: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4:04:49" calcext:value-type="date">
            <text:p>Wed 14: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14:10:49" calcext:value-type="date">
            <text:p>Wed 14: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4:21:19" calcext:value-type="date">
            <text:p>Wed 14: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4:31:49" calcext:value-type="date">
            <text:p>Wed 14: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4:39:49" calcext:value-type="date">
            <text:p>Wed 14: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4:54:49" calcext:value-type="date">
            <text:p>Wed 14:5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15:00:49" calcext:value-type="date">
            <text:p>Wed 15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5:08:51" calcext:value-type="date">
            <text:p>Wed 15: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5:20:49" calcext:value-type="date">
            <text:p>Wed 15: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5:29:49" calcext:value-type="date">
            <text:p>Wed 15: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5:39:19" calcext:value-type="date">
            <text:p>Wed 15: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5:49:49" calcext:value-type="date">
            <text:p>Wed 15: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6:11:49" calcext:value-type="date">
            <text:p>Wed 16: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18T16:12:19" calcext:value-type="date">
            <text:p>Wed 16: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8T16:22:49" calcext:value-type="date">
            <text:p>Wed 16: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6:37:19" calcext:value-type="date">
            <text:p>Wed 16: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16:57:19" calcext:value-type="date">
            <text:p>Wed 16:5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18T16:58:50" calcext:value-type="date">
            <text:p>Wed 16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8T17:01:49" calcext:value-type="date">
            <text:p>Wed 17: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8T17:08:49" calcext:value-type="date">
            <text:p>Wed 17: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7:17:49" calcext:value-type="date">
            <text:p>Wed 17: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7:27:49" calcext:value-type="date">
            <text:p>Wed 17: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7:44:49" calcext:value-type="date">
            <text:p>Wed 17:4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17:52:49" calcext:value-type="date">
            <text:p>Wed 17: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8:07:19" calcext:value-type="date">
            <text:p>Wed 18: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8:23:49" calcext:value-type="date">
            <text:p>Wed 18: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8:37:19" calcext:value-type="date">
            <text:p>Wed 18:3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8:55:49" calcext:value-type="date">
            <text:p>Wed 18:5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19:08:49" calcext:value-type="date">
            <text:p>Wed 19: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9:20:49" calcext:value-type="date">
            <text:p>Wed 19: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9:40:19" calcext:value-type="date">
            <text:p>Wed 19: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19:40:19" calcext:value-type="date">
            <text:p>Wed 19: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8T19:50:49" calcext:value-type="date">
            <text:p>Wed 19: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20:24:49" calcext:value-type="date">
            <text:p>Wed 20: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18T20:32:49" calcext:value-type="date">
            <text:p>Wed 20: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20:51:49" calcext:value-type="date">
            <text:p>Wed 20: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21:18:49" calcext:value-type="date">
            <text:p>Wed 21: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21:34:49" calcext:value-type="date">
            <text:p>Wed 21:3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21:54:19" calcext:value-type="date">
            <text:p>Wed 21:5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22:11:49" calcext:value-type="date">
            <text:p>Wed 22: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22:26:49" calcext:value-type="date">
            <text:p>Wed 22: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22:51:49" calcext:value-type="date">
            <text:p>Wed 22:5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23:12:49" calcext:value-type="date">
            <text:p>Wed 23: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23:33:19" calcext:value-type="date">
            <text:p>Wed 23: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23:47:49" calcext:value-type="date">
            <text:p>Wed 23: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5:36:49" calcext:value-type="date">
            <text:p>Thu 05: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5:51:49" calcext:value-type="date">
            <text:p>Thu 05: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6:05:49" calcext:value-type="date">
            <text:p>Thu 06: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6:21:49" calcext:value-type="date">
            <text:p>Thu 06: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6:36:49" calcext:value-type="date">
            <text:p>Thu 06: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6:46:49" calcext:value-type="date">
            <text:p>Thu 06: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6:54:49" calcext:value-type="date">
            <text:p>Thu 06: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7:06:49" calcext:value-type="date">
            <text:p>Thu 07: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7:16:49" calcext:value-type="date">
            <text:p>Thu 07: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7:33:49" calcext:value-type="date">
            <text:p>Thu 07: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07:42:49" calcext:value-type="date">
            <text:p>Thu 07: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7:51:49" calcext:value-type="date">
            <text:p>Thu 07: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8:00:49" calcext:value-type="date">
            <text:p>Thu 08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8:09:49" calcext:value-type="date">
            <text:p>Thu 08: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8:21:49" calcext:value-type="date">
            <text:p>Thu 08: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08:29:49" calcext:value-type="date">
            <text:p>Thu 08: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8:38:49" calcext:value-type="date">
            <text:p>Thu 08: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8:54:49" calcext:value-type="date">
            <text:p>Thu 08:5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09:05:49" calcext:value-type="date">
            <text:p>Thu 09: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9:16:49" calcext:value-type="date">
            <text:p>Thu 09: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9:22:19" calcext:value-type="date">
            <text:p>Thu 09: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9:30:49" calcext:value-type="date">
            <text:p>Thu 09: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9:42:49" calcext:value-type="date">
            <text:p>Thu 09: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09:54:49" calcext:value-type="date">
            <text:p>Thu 09: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0:02:49" calcext:value-type="date">
            <text:p>Thu 10: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0:10:49" calcext:value-type="date">
            <text:p>Thu 10: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0:18:49" calcext:value-type="date">
            <text:p>Thu 10: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0:29:51" calcext:value-type="date">
            <text:p>Thu 10: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0:37:49" calcext:value-type="date">
            <text:p>Thu 10: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0:49:49" calcext:value-type="date">
            <text:p>Thu 10: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1:00:49" calcext:value-type="date">
            <text:p>Thu 11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1:10:49" calcext:value-type="date">
            <text:p>Thu 11: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1:20:19" calcext:value-type="date">
            <text:p>Thu 11: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1:32:49" calcext:value-type="date">
            <text:p>Thu 11: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1:42:49" calcext:value-type="date">
            <text:p>Thu 11: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1:52:49" calcext:value-type="date">
            <text:p>Thu 11: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2:03:49" calcext:value-type="date">
            <text:p>Thu 12: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2:23:49" calcext:value-type="date">
            <text:p>Thu 12: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19T12:24:49" calcext:value-type="date">
            <text:p>Thu 12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9T12:33:49" calcext:value-type="date">
            <text:p>Thu 12: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2:41:49" calcext:value-type="date">
            <text:p>Thu 12: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2:53:49" calcext:value-type="date">
            <text:p>Thu 12:5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3:00:49" calcext:value-type="date">
            <text:p>Thu 13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3:12:49" calcext:value-type="date">
            <text:p>Thu 13: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3:22:49" calcext:value-type="date">
            <text:p>Thu 13: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3:48:49" calcext:value-type="date">
            <text:p>Thu 13:4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19T13:49:49" calcext:value-type="date">
            <text:p>Thu 13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9T13:50:49" calcext:value-type="date">
            <text:p>Thu 13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9T14:02:49" calcext:value-type="date">
            <text:p>Thu 14: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4:09:49" calcext:value-type="date">
            <text:p>Thu 14: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4:22:49" calcext:value-type="date">
            <text:p>Thu 14: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4:30:49" calcext:value-type="date">
            <text:p>Thu 14: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4:42:49" calcext:value-type="date">
            <text:p>Thu 14: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4:46:49" calcext:value-type="date">
            <text:p>Thu 14: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5:02:49" calcext:value-type="date">
            <text:p>Thu 15: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15:09:49" calcext:value-type="date">
            <text:p>Thu 15: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5:21:49" calcext:value-type="date">
            <text:p>Thu 15: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5:29:49" calcext:value-type="date">
            <text:p>Thu 15: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5:38:49" calcext:value-type="date">
            <text:p>Thu 15: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5:54:19" calcext:value-type="date">
            <text:p>Thu 15:5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16:00:49" calcext:value-type="date">
            <text:p>Thu 16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6:11:49" calcext:value-type="date">
            <text:p>Thu 16: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6:20:49" calcext:value-type="date">
            <text:p>Thu 16: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6:28:49" calcext:value-type="date">
            <text:p>Thu 16: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6:41:19" calcext:value-type="date">
            <text:p>Thu 16: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6:56:49" calcext:value-type="date">
            <text:p>Thu 16:5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17:00:49" calcext:value-type="date">
            <text:p>Thu 17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7:15:49" calcext:value-type="date">
            <text:p>Thu 17: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17:23:49" calcext:value-type="date">
            <text:p>Thu 17: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7:31:49" calcext:value-type="date">
            <text:p>Thu 17: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7:40:49" calcext:value-type="date">
            <text:p>Thu 17: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7:50:49" calcext:value-type="date">
            <text:p>Thu 17: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8:16:49" calcext:value-type="date">
            <text:p>Thu 18: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19T18:20:49" calcext:value-type="date">
            <text:p>Thu 18: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8:44:49" calcext:value-type="date">
            <text:p>Thu 18: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19:00:49" calcext:value-type="date">
            <text:p>Thu 19: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9:05:49" calcext:value-type="date">
            <text:p>Thu 19: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9:22:49" calcext:value-type="date">
            <text:p>Thu 19: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9:36:49" calcext:value-type="date">
            <text:p>Thu 19: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9:52:49" calcext:value-type="date">
            <text:p>Thu 19: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0:16:49" calcext:value-type="date">
            <text:p>Thu 20: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20:30:49" calcext:value-type="date">
            <text:p>Thu 20: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0:59:49" calcext:value-type="date">
            <text:p>Thu 20:5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21:11:49" calcext:value-type="date">
            <text:p>Thu 21: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1:32:49" calcext:value-type="date">
            <text:p>Thu 21: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1:53:49" calcext:value-type="date">
            <text:p>Thu 21:5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2:11:49" calcext:value-type="date">
            <text:p>Thu 22: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2:31:49" calcext:value-type="date">
            <text:p>Thu 22: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2:50:19" calcext:value-type="date">
            <text:p>Thu 22: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3:08:49" calcext:value-type="date">
            <text:p>Thu 23:0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3:27:49" calcext:value-type="date">
            <text:p>Thu 23: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3:51:49" calcext:value-type="date">
            <text:p>Thu 23: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00:11:49" calcext:value-type="date">
            <text:p>Fri 00: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0:30:49" calcext:value-type="date">
            <text:p>Fri 00: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0:48:49" calcext:value-type="date">
            <text:p>Fri 00:4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0:55:49" calcext:value-type="date">
            <text:p>Fri 00: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1:26:49" calcext:value-type="date">
            <text:p>Fri 01:2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0T01:48:19" calcext:value-type="date">
            <text:p>Fri 01:4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2:07:19" calcext:value-type="date">
            <text:p>Fri 02: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2:28:49" calcext:value-type="date">
            <text:p>Fri 02: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2:49:49" calcext:value-type="date">
            <text:p>Fri 02:4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5:35:49" calcext:value-type="date">
            <text:p>Fri 05: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5:50:49" calcext:value-type="date">
            <text:p>Fri 05: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6:05:49" calcext:value-type="date">
            <text:p>Fri 06: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6:20:49" calcext:value-type="date">
            <text:p>Fri 06: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6:36:49" calcext:value-type="date">
            <text:p>Fri 06: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6:44:49" calcext:value-type="date">
            <text:p>Fri 06: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6:53:19" calcext:value-type="date">
            <text:p>Fri 06: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7:02:49" calcext:value-type="date">
            <text:p>Fri 07: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7:12:49" calcext:value-type="date">
            <text:p>Fri 07: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7:21:49" calcext:value-type="date">
            <text:p>Fri 07: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7:36:49" calcext:value-type="date">
            <text:p>Fri 07: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07:48:49" calcext:value-type="date">
            <text:p>Fri 07: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07:57:49" calcext:value-type="date">
            <text:p>Fri 07:5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8:06:49" calcext:value-type="date">
            <text:p>Fri 08: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8:14:49" calcext:value-type="date">
            <text:p>Fri 08: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8:23:49" calcext:value-type="date">
            <text:p>Fri 08: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8:34:49" calcext:value-type="date">
            <text:p>Fri 08: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8:49:49" calcext:value-type="date">
            <text:p>Fri 08:4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08:58:49" calcext:value-type="date">
            <text:p>Fri 08: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9:08:19" calcext:value-type="date">
            <text:p>Fri 09: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9:17:49" calcext:value-type="date">
            <text:p>Fri 09: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9:26:49" calcext:value-type="date">
            <text:p>Fri 09: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9:39:49" calcext:value-type="date">
            <text:p>Fri 09:3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09:47:49" calcext:value-type="date">
            <text:p>Fri 09:4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9:57:49" calcext:value-type="date">
            <text:p>Fri 09: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0:05:49" calcext:value-type="date">
            <text:p>Fri 10: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0:21:49" calcext:value-type="date">
            <text:p>Fri 10: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10:30:49" calcext:value-type="date">
            <text:p>Fri 10: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0:38:49" calcext:value-type="date">
            <text:p>Fri 10: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0:47:49" calcext:value-type="date">
            <text:p>Fri 10: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1:00:49" calcext:value-type="date">
            <text:p>Fri 11: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11:14:49" calcext:value-type="date">
            <text:p>Fri 11: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11:21:19" calcext:value-type="date">
            <text:p>Fri 11: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1:34:50" calcext:value-type="date">
            <text:p>Fri 11: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11:40:49" calcext:value-type="date">
            <text:p>Fri 11: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1:51:49" calcext:value-type="date">
            <text:p>Fri 11: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2:07:49" calcext:value-type="date">
            <text:p>Fri 12: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12:14:49" calcext:value-type="date">
            <text:p>Fri 12: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2:24:49" calcext:value-type="date">
            <text:p>Fri 12: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2:32:49" calcext:value-type="date">
            <text:p>Fri 12: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2:48:49" calcext:value-type="date">
            <text:p>Fri 12: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12:51:49" calcext:value-type="date">
            <text:p>Fri 12: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2:59:19" calcext:value-type="date">
            <text:p>Fri 12:5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3:14:49" calcext:value-type="date">
            <text:p>Fri 13: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13:33:49" calcext:value-type="date">
            <text:p>Fri 13: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13:36:49" calcext:value-type="date">
            <text:p>Fri 13: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3:52:49" calcext:value-type="date">
            <text:p>Fri 13: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14:00:49" calcext:value-type="date">
            <text:p>Fri 14: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4:06:49" calcext:value-type="date">
            <text:p>Fri 14: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4:10:49" calcext:value-type="date">
            <text:p>Fri 14: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4:23:49" calcext:value-type="date">
            <text:p>Fri 14: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14:32:49" calcext:value-type="date">
            <text:p>Fri 14: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4:40:49" calcext:value-type="date">
            <text:p>Fri 14: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4:55:51" calcext:value-type="date">
            <text:p>Fri 14: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15:04:49" calcext:value-type="date">
            <text:p>Fri 15: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5:26:49" calcext:value-type="date">
            <text:p>Fri 15: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0T15:27:49" calcext:value-type="date">
            <text:p>Fri 15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0T15:33:19" calcext:value-type="date">
            <text:p>Fri 15: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5:38:49" calcext:value-type="date">
            <text:p>Fri 15: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5:50:51" calcext:value-type="date">
            <text:p>Fri 15: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16:13:49" calcext:value-type="date">
            <text:p>Fri 16: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0T16:16:49" calcext:value-type="date">
            <text:p>Fri 16: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6:26:19" calcext:value-type="date">
            <text:p>Fri 16: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6:38:19" calcext:value-type="date">
            <text:p>Fri 16: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16:39:49" calcext:value-type="date">
            <text:p>Fri 16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0T16:58:49" calcext:value-type="date">
            <text:p>Fri 16: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17:01:49" calcext:value-type="date">
            <text:p>Fri 17: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7:06:49" calcext:value-type="date">
            <text:p>Fri 17: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7:21:49" calcext:value-type="date">
            <text:p>Fri 17: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17:31:49" calcext:value-type="date">
            <text:p>Fri 17: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7:40:19" calcext:value-type="date">
            <text:p>Fri 17: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7:50:49" calcext:value-type="date">
            <text:p>Fri 17: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8:07:19" calcext:value-type="date">
            <text:p>Fri 18: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8:21:19" calcext:value-type="date">
            <text:p>Fri 18: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8:31:49" calcext:value-type="date">
            <text:p>Fri 18: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8:54:49" calcext:value-type="date">
            <text:p>Fri 18:5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19:22:49" calcext:value-type="date">
            <text:p>Fri 19: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0T19:29:49" calcext:value-type="date">
            <text:p>Fri 19: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20:00:49" calcext:value-type="date">
            <text:p>Fri 20: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0T20:04:49" calcext:value-type="date">
            <text:p>Fri 20: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20:10:49" calcext:value-type="date">
            <text:p>Fri 20: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20:30:49" calcext:value-type="date">
            <text:p>Fri 20: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20:53:49" calcext:value-type="date">
            <text:p>Fri 20: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21:11:49" calcext:value-type="date">
            <text:p>Fri 21: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21:33:49" calcext:value-type="date">
            <text:p>Fri 21: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21:56:19" calcext:value-type="date">
            <text:p>Fri 21:5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22:18:49" calcext:value-type="date">
            <text:p>Fri 22: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22:30:49" calcext:value-type="date">
            <text:p>Fri 22: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22:50:49" calcext:value-type="date">
            <text:p>Fri 22: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23:12:49" calcext:value-type="date">
            <text:p>Fri 23: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23:32:19" calcext:value-type="date">
            <text:p>Fri 23: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23:54:49" calcext:value-type="date">
            <text:p>Fri 23: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00:10:49" calcext:value-type="date">
            <text:p>Sat 00: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0:31:49" calcext:value-type="date">
            <text:p>Sat 00: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0:55:49" calcext:value-type="date">
            <text:p>Sat 00: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01:09:49" calcext:value-type="date">
            <text:p>Sat 01: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1:30:19" calcext:value-type="date">
            <text:p>Sat 01: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1:32:19" calcext:value-type="date">
            <text:p>Sat 01: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1T01:49:19" calcext:value-type="date">
            <text:p>Sat 01: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2:06:49" calcext:value-type="date">
            <text:p>Sat 02: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2:28:49" calcext:value-type="date">
            <text:p>Sat 02: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02:46:49" calcext:value-type="date">
            <text:p>Sat 02:4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6:31:49" calcext:value-type="date">
            <text:p>Sat 06: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6:52:49" calcext:value-type="date">
            <text:p>Sat 06:5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7:11:19" calcext:value-type="date">
            <text:p>Sat 07: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7:31:19" calcext:value-type="date">
            <text:p>Sat 07: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7:51:49" calcext:value-type="date">
            <text:p>Sat 07:5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8:05:19" calcext:value-type="date">
            <text:p>Sat 08: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8:23:19" calcext:value-type="date">
            <text:p>Sat 08: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08:36:49" calcext:value-type="date">
            <text:p>Sat 08:3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8:44:19" calcext:value-type="date">
            <text:p>Sat 08: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9:02:49" calcext:value-type="date">
            <text:p>Sat 09: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09:16:19" calcext:value-type="date">
            <text:p>Sat 09: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9:32:49" calcext:value-type="date">
            <text:p>Sat 09: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9:50:49" calcext:value-type="date">
            <text:p>Sat 09: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10:10:49" calcext:value-type="date">
            <text:p>Sat 10: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1T10:18:49" calcext:value-type="date">
            <text:p>Sat 10: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0:32:49" calcext:value-type="date">
            <text:p>Sat 10: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0:49:19" calcext:value-type="date">
            <text:p>Sat 10:4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1:01:49" calcext:value-type="date">
            <text:p>Sat 11: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1:20:49" calcext:value-type="date">
            <text:p>Sat 11: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11:32:49" calcext:value-type="date">
            <text:p>Sat 11: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1:47:49" calcext:value-type="date">
            <text:p>Sat 11: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2:07:49" calcext:value-type="date">
            <text:p>Sat 12: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1T12:20:49" calcext:value-type="date">
            <text:p>Sat 12: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2:34:49" calcext:value-type="date">
            <text:p>Sat 12: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2:47:49" calcext:value-type="date">
            <text:p>Sat 12:4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3:13:19" calcext:value-type="date">
            <text:p>Sat 13: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1T13:18:49" calcext:value-type="date">
            <text:p>Sat 13: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3:37:49" calcext:value-type="date">
            <text:p>Sat 13: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13:53:49" calcext:value-type="date">
            <text:p>Sat 13:5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4:04:49" calcext:value-type="date">
            <text:p>Sat 14: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4:17:49" calcext:value-type="date">
            <text:p>Sat 14: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4:38:49" calcext:value-type="date">
            <text:p>Sat 14:3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1T14:52:49" calcext:value-type="date">
            <text:p>Sat 14: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5:07:49" calcext:value-type="date">
            <text:p>Sat 15: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5:18:49" calcext:value-type="date">
            <text:p>Sat 15: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5:43:50" calcext:value-type="date">
            <text:p>Sat 15:4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1T15:50:49" calcext:value-type="date">
            <text:p>Sat 15: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6:03:49" calcext:value-type="date">
            <text:p>Sat 16: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6:17:49" calcext:value-type="date">
            <text:p>Sat 16: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6:33:49" calcext:value-type="date">
            <text:p>Sat 16: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6:50:19" calcext:value-type="date">
            <text:p>Sat 16: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7:02:49" calcext:value-type="date">
            <text:p>Sat 17: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7:20:49" calcext:value-type="date">
            <text:p>Sat 17: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17:33:49" calcext:value-type="date">
            <text:p>Sat 17: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7:46:49" calcext:value-type="date">
            <text:p>Sat 17: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8:02:49" calcext:value-type="date">
            <text:p>Sat 18: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8:17:49" calcext:value-type="date">
            <text:p>Sat 18: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 table:number-rows-repeated="104821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591 Capitol" table:style-name="ta2">
        <table:shapes>
          <draw:frame draw:z-index="0" draw:style-name="gr1" draw:text-style-name="P1" svg:width="342.2pt" svg:height="260.5pt" svg:x="276.72pt" svg:y="89.6pt">
            <draw:object draw:notify-on-update-of-ranges="'610 Triangle'.E2:'610 Triangle'.E6 '591 Capitol'.F2:'591 Capitol'.F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rrival time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adherence</text:p>
          </table:table-cell>
          <table:table-cell table:number-columns-repeated="3"/>
        </table:table-row>
        <table:table-row table:style-name="ro1">
          <table:table-cell office:value-type="date" office:date-value="2018-04-17T20:02:19" calcext:value-type="date">
            <text:p>Tue 20: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/>
          <table:table-cell table:style-name="ce2" office:value-type="string" calcext:value-type="string">
            <text:p>ON TIME</text:p>
          </table:table-cell>
          <table:table-cell table:style-name="ce3"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18-04-17T20:06:19" calcext:value-type="date">
            <text:p>Tue 20: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TIME</text:p>
          </table:table-cell>
          <table:table-cell/>
          <table:table-cell table:style-name="ce2" office:value-type="string" calcext:value-type="string">
            <text:p>2-5 MIN LATE</text:p>
          </table:table-cell>
          <table:table-cell table:style-name="ce3"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18-04-17T20:26:49" calcext:value-type="date">
            <text:p>Tue 20: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N TIME</text:p>
          </table:table-cell>
          <table:table-cell/>
          <table:table-cell table:style-name="ce2" office:value-type="string" calcext:value-type="string">
            <text:p>5-10 MIN LATE</text:p>
          </table:table-cell>
          <table:table-cell table:style-name="ce3"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18-04-17T21:12:19" calcext:value-type="date">
            <text:p>Tue 21: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+ MIN LATE</text:p>
          </table:table-cell>
          <table:table-cell/>
          <table:table-cell table:style-name="ce2" office:value-type="string" calcext:value-type="string">
            <text:p>10+ MIN LATE</text:p>
          </table:table-cell>
          <table:table-cell table:style-name="ce3"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8-04-17T21:35:49" calcext:value-type="date">
            <text:p>Tue 21: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-5 MIN LATE</text:p>
          </table:table-cell>
          <table:table-cell/>
          <table:table-cell table:style-name="ce2" office:value-type="string" calcext:value-type="string">
            <text:p>BUNCHED</text:p>
          </table:table-cell>
          <table:table-cell table:style-name="ce3"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8-04-17T21:51:49" calcext:value-type="date">
            <text:p>Tue 21:5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7T22:02:19" calcext:value-type="date">
            <text:p>Tue 22: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7T22:25:49" calcext:value-type="date">
            <text:p>Tue 22: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7T22:41:19" calcext:value-type="date">
            <text:p>Tue 22: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7T23:02:19" calcext:value-type="date">
            <text:p>Tue 23: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7T23:24:49" calcext:value-type="date">
            <text:p>Tue 23: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7T23:37:19" calcext:value-type="date">
            <text:p>Tue 23: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0:00:19" calcext:value-type="date">
            <text:p>Wed 00: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05:49:19" calcext:value-type="date">
            <text:p>Wed 05: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06:01:49" calcext:value-type="date">
            <text:p>Wed 06: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6:16:19" calcext:value-type="date">
            <text:p>Wed 06: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6:31:49" calcext:value-type="date">
            <text:p>Wed 06: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6:49:19" calcext:value-type="date">
            <text:p>Wed 06: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07:00:49" calcext:value-type="date">
            <text:p>Wed 07: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7:10:19" calcext:value-type="date">
            <text:p>Wed 07: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7:15:19" calcext:value-type="date">
            <text:p>Wed 07: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7:32:19" calcext:value-type="date">
            <text:p>Wed 07: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07:42:19" calcext:value-type="date">
            <text:p>Wed 07: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8:06:49" calcext:value-type="date">
            <text:p>Wed 08: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18T08:14:19" calcext:value-type="date">
            <text:p>Wed 08: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8:24:19" calcext:value-type="date">
            <text:p>Wed 08: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8:28:49" calcext:value-type="date">
            <text:p>Wed 08: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8:38:19" calcext:value-type="date">
            <text:p>Wed 08: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8:55:49" calcext:value-type="date">
            <text:p>Wed 08:5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09:01:19" calcext:value-type="date">
            <text:p>Wed 09: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9:14:49" calcext:value-type="date">
            <text:p>Wed 09: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09:18:19" calcext:value-type="date">
            <text:p>Wed 09: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9:23:49" calcext:value-type="date">
            <text:p>Wed 09: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9:35:19" calcext:value-type="date">
            <text:p>Wed 09: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9:42:49" calcext:value-type="date">
            <text:p>Wed 09: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9:59:19" calcext:value-type="date">
            <text:p>Wed 09:5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10:08:49" calcext:value-type="date">
            <text:p>Wed 10: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0:12:49" calcext:value-type="date">
            <text:p>Wed 10: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0:15:19" calcext:value-type="date">
            <text:p>Wed 10: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8T10:27:19" calcext:value-type="date">
            <text:p>Wed 10: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10:34:49" calcext:value-type="date">
            <text:p>Wed 10: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0:41:19" calcext:value-type="date">
            <text:p>Wed 10: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0:49:49" calcext:value-type="date">
            <text:p>Wed 10: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1:04:49" calcext:value-type="date">
            <text:p>Wed 11: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11:18:49" calcext:value-type="date">
            <text:p>Wed 11: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11:26:49" calcext:value-type="date">
            <text:p>Wed 11: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1:41:49" calcext:value-type="date">
            <text:p>Wed 11: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11:47:19" calcext:value-type="date">
            <text:p>Wed 11: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1:54:49" calcext:value-type="date">
            <text:p>Wed 11: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2:02:49" calcext:value-type="date">
            <text:p>Wed 12: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2:14:49" calcext:value-type="date">
            <text:p>Wed 12: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12:27:49" calcext:value-type="date">
            <text:p>Wed 12: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12:35:19" calcext:value-type="date">
            <text:p>Wed 12: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2:44:49" calcext:value-type="date">
            <text:p>Wed 12: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2:59:19" calcext:value-type="date">
            <text:p>Wed 12: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13:09:49" calcext:value-type="date">
            <text:p>Wed 13: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3:11:49" calcext:value-type="date">
            <text:p>Wed 13: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8T13:31:49" calcext:value-type="date">
            <text:p>Wed 13: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18T13:33:49" calcext:value-type="date">
            <text:p>Wed 13: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8T13:45:49" calcext:value-type="date">
            <text:p>Wed 13: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13:55:49" calcext:value-type="date">
            <text:p>Wed 13: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4:10:49" calcext:value-type="date">
            <text:p>Wed 14: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14:19:49" calcext:value-type="date">
            <text:p>Wed 14: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4:27:49" calcext:value-type="date">
            <text:p>Wed 14: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4:36:49" calcext:value-type="date">
            <text:p>Wed 14: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4:46:49" calcext:value-type="date">
            <text:p>Wed 14: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4:56:19" calcext:value-type="date">
            <text:p>Wed 14: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5:01:49" calcext:value-type="date">
            <text:p>Wed 15: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5:09:49" calcext:value-type="date">
            <text:p>Wed 15: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5:19:19" calcext:value-type="date">
            <text:p>Wed 15: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5:24:19" calcext:value-type="date">
            <text:p>Wed 15: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5:34:49" calcext:value-type="date">
            <text:p>Wed 15: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5:42:19" calcext:value-type="date">
            <text:p>Wed 15: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5:55:49" calcext:value-type="date">
            <text:p>Wed 15:5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16:07:19" calcext:value-type="date">
            <text:p>Wed 16: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6:31:49" calcext:value-type="date">
            <text:p>Wed 16: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18T16:34:49" calcext:value-type="date">
            <text:p>Wed 16: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6:41:20" calcext:value-type="date">
            <text:p>Wed 16: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6:55:49" calcext:value-type="date">
            <text:p>Wed 16: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17:19:49" calcext:value-type="date">
            <text:p>Wed 17: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18T17:26:19" calcext:value-type="date">
            <text:p>Wed 17: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7:26:49" calcext:value-type="date">
            <text:p>Wed 17: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8T17:33:19" calcext:value-type="date">
            <text:p>Wed 17: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7:34:49" calcext:value-type="date">
            <text:p>Wed 17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8T17:49:49" calcext:value-type="date">
            <text:p>Wed 17:4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18:05:19" calcext:value-type="date">
            <text:p>Wed 18: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8:12:49" calcext:value-type="date">
            <text:p>Wed 18: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8:23:19" calcext:value-type="date">
            <text:p>Wed 18: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8:39:19" calcext:value-type="date">
            <text:p>Wed 18:3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8:51:49" calcext:value-type="date">
            <text:p>Wed 18: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9:02:49" calcext:value-type="date">
            <text:p>Wed 19: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9:08:49" calcext:value-type="date">
            <text:p>Wed 19: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9:23:19" calcext:value-type="date">
            <text:p>Wed 19: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9:31:49" calcext:value-type="date">
            <text:p>Wed 19: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9:40:19" calcext:value-type="date">
            <text:p>Wed 19: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9:56:19" calcext:value-type="date">
            <text:p>Wed 19: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20:03:49" calcext:value-type="date">
            <text:p>Wed 20: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20:41:19" calcext:value-type="date">
            <text:p>Wed 20:4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18T20:44:19" calcext:value-type="date">
            <text:p>Wed 20: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21:03:19" calcext:value-type="date">
            <text:p>Wed 21: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21:33:19" calcext:value-type="date">
            <text:p>Wed 21: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18T21:50:19" calcext:value-type="date">
            <text:p>Wed 21: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22:09:19" calcext:value-type="date">
            <text:p>Wed 22:0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22:24:49" calcext:value-type="date">
            <text:p>Wed 22: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22:39:19" calcext:value-type="date">
            <text:p>Wed 22: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23:05:19" calcext:value-type="date">
            <text:p>Wed 23:0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23:25:19" calcext:value-type="date">
            <text:p>Wed 23: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23:47:49" calcext:value-type="date">
            <text:p>Wed 23:4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23:59:49" calcext:value-type="date">
            <text:p>Wed 23: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5:50:49" calcext:value-type="date">
            <text:p>Thu 05: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06:02:19" calcext:value-type="date">
            <text:p>Thu 06: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6:18:49" calcext:value-type="date">
            <text:p>Thu 06: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6:32:19" calcext:value-type="date">
            <text:p>Thu 06: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6:50:19" calcext:value-type="date">
            <text:p>Thu 06: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06:58:49" calcext:value-type="date">
            <text:p>Thu 06: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7:08:49" calcext:value-type="date">
            <text:p>Thu 07: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7:22:19" calcext:value-type="date">
            <text:p>Thu 07: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07:32:49" calcext:value-type="date">
            <text:p>Thu 07: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7:52:49" calcext:value-type="date">
            <text:p>Thu 07: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19T08:01:49" calcext:value-type="date">
            <text:p>Thu 08: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8:08:19" calcext:value-type="date">
            <text:p>Thu 08: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8:18:49" calcext:value-type="date">
            <text:p>Thu 08: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8:29:49" calcext:value-type="date">
            <text:p>Thu 08: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8:40:19" calcext:value-type="date">
            <text:p>Thu 08: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8:48:19" calcext:value-type="date">
            <text:p>Thu 08: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9:00:19" calcext:value-type="date">
            <text:p>Thu 09: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09:11:49" calcext:value-type="date">
            <text:p>Thu 09: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9:26:19" calcext:value-type="date">
            <text:p>Thu 09: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09:33:49" calcext:value-type="date">
            <text:p>Thu 09: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9:38:19" calcext:value-type="date">
            <text:p>Thu 09: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9:41:19" calcext:value-type="date">
            <text:p>Thu 09: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9:59:49" calcext:value-type="date">
            <text:p>Thu 09: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10:12:49" calcext:value-type="date">
            <text:p>Thu 10: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0:19:49" calcext:value-type="date">
            <text:p>Thu 10: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0:21:49" calcext:value-type="date">
            <text:p>Thu 10: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9T10:32:19" calcext:value-type="date">
            <text:p>Thu 10: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0:41:49" calcext:value-type="date">
            <text:p>Thu 10: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0:52:49" calcext:value-type="date">
            <text:p>Thu 10: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1:05:49" calcext:value-type="date">
            <text:p>Thu 11: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1:17:19" calcext:value-type="date">
            <text:p>Thu 11: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1:24:49" calcext:value-type="date">
            <text:p>Thu 11: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1:36:49" calcext:value-type="date">
            <text:p>Thu 11: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1:51:19" calcext:value-type="date">
            <text:p>Thu 11: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2:00:49" calcext:value-type="date">
            <text:p>Thu 12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2:05:19" calcext:value-type="date">
            <text:p>Thu 12: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2:23:49" calcext:value-type="date">
            <text:p>Thu 12: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12:39:49" calcext:value-type="date">
            <text:p>Thu 12:3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12:44:19" calcext:value-type="date">
            <text:p>Thu 12: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2:49:49" calcext:value-type="date">
            <text:p>Thu 12: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2:56:19" calcext:value-type="date">
            <text:p>Thu 12:5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3:10:49" calcext:value-type="date">
            <text:p>Thu 13: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3:18:19" calcext:value-type="date">
            <text:p>Thu 13: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3:31:19" calcext:value-type="date">
            <text:p>Thu 13: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3:35:49" calcext:value-type="date">
            <text:p>Thu 13: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4:03:49" calcext:value-type="date">
            <text:p>Thu 14:0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19T14:06:49" calcext:value-type="date">
            <text:p>Thu 14: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4:08:19" calcext:value-type="date">
            <text:p>Thu 14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9T14:21:49" calcext:value-type="date">
            <text:p>Thu 14: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4:28:49" calcext:value-type="date">
            <text:p>Thu 14: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4:36:19" calcext:value-type="date">
            <text:p>Thu 14: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4:43:49" calcext:value-type="date">
            <text:p>Thu 14: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4:57:49" calcext:value-type="date">
            <text:p>Thu 14: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4:59:49" calcext:value-type="date">
            <text:p>Thu 14: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9T15:20:19" calcext:value-type="date">
            <text:p>Thu 15: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19T15:30:49" calcext:value-type="date">
            <text:p>Thu 15: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5:42:49" calcext:value-type="date">
            <text:p>Thu 15: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5:49:49" calcext:value-type="date">
            <text:p>Thu 15: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5:58:49" calcext:value-type="date">
            <text:p>Thu 15: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6:15:49" calcext:value-type="date">
            <text:p>Thu 16: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16:18:49" calcext:value-type="date">
            <text:p>Thu 16: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6:30:49" calcext:value-type="date">
            <text:p>Thu 16: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6:45:19" calcext:value-type="date">
            <text:p>Thu 16: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6:50:19" calcext:value-type="date">
            <text:p>Thu 16: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7:03:49" calcext:value-type="date">
            <text:p>Thu 17: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7:18:49" calcext:value-type="date">
            <text:p>Thu 17: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17:24:49" calcext:value-type="date">
            <text:p>Thu 17: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7:40:49" calcext:value-type="date">
            <text:p>Thu 17: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17:42:49" calcext:value-type="date">
            <text:p>Thu 17: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9T17:52:49" calcext:value-type="date">
            <text:p>Thu 17: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7:59:19" calcext:value-type="date">
            <text:p>Thu 17: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8:18:49" calcext:value-type="date">
            <text:p>Thu 18: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8:36:19" calcext:value-type="date">
            <text:p>Thu 18:3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8:37:49" calcext:value-type="date">
            <text:p>Thu 18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9T19:03:49" calcext:value-type="date">
            <text:p>Thu 19:0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19T19:17:49" calcext:value-type="date">
            <text:p>Thu 19: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9:21:19" calcext:value-type="date">
            <text:p>Thu 19: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9:36:49" calcext:value-type="date">
            <text:p>Thu 19: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9:50:19" calcext:value-type="date">
            <text:p>Thu 19: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0:09:19" calcext:value-type="date">
            <text:p>Thu 20:0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0:35:49" calcext:value-type="date">
            <text:p>Thu 20: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20:48:49" calcext:value-type="date">
            <text:p>Thu 20: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1:13:49" calcext:value-type="date">
            <text:p>Thu 21: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21:26:19" calcext:value-type="date">
            <text:p>Thu 21: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1:45:49" calcext:value-type="date">
            <text:p>Thu 21: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2:07:19" calcext:value-type="date">
            <text:p>Thu 22:0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2:20:49" calcext:value-type="date">
            <text:p>Thu 22: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2:47:49" calcext:value-type="date">
            <text:p>Thu 22:4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23:04:49" calcext:value-type="date">
            <text:p>Thu 23: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3:23:19" calcext:value-type="date">
            <text:p>Thu 23: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3:40:49" calcext:value-type="date">
            <text:p>Thu 23: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0:07:49" calcext:value-type="date">
            <text:p>Fri 00:0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00:24:49" calcext:value-type="date">
            <text:p>Fri 00: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0:43:49" calcext:value-type="date">
            <text:p>Fri 00: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0:55:49" calcext:value-type="date">
            <text:p>Fri 00: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1:03:19" calcext:value-type="date">
            <text:p>Fri 01: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1:38:49" calcext:value-type="date">
            <text:p>Fri 01:3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0T02:01:19" calcext:value-type="date">
            <text:p>Fri 02:0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02:18:49" calcext:value-type="date">
            <text:p>Fri 02: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2:40:19" calcext:value-type="date">
            <text:p>Fri 02: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3:02:49" calcext:value-type="date">
            <text:p>Fri 03:0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05:47:19" calcext:value-type="date">
            <text:p>Fri 05: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6:03:19" calcext:value-type="date">
            <text:p>Fri 06: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6:18:49" calcext:value-type="date">
            <text:p>Fri 06: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6:32:49" calcext:value-type="date">
            <text:p>Fri 06: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6:50:19" calcext:value-type="date">
            <text:p>Fri 06: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06:54:49" calcext:value-type="date">
            <text:p>Fri 06: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7:05:19" calcext:value-type="date">
            <text:p>Fri 07: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7:18:49" calcext:value-type="date">
            <text:p>Fri 07: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07:26:49" calcext:value-type="date">
            <text:p>Fri 07: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7:36:19" calcext:value-type="date">
            <text:p>Fri 07: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7:50:19" calcext:value-type="date">
            <text:p>Fri 07: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08:06:19" calcext:value-type="date">
            <text:p>Fri 08: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08:16:19" calcext:value-type="date">
            <text:p>Fri 08: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8:24:49" calcext:value-type="date">
            <text:p>Fri 08: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8:34:49" calcext:value-type="date">
            <text:p>Fri 08: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8:35:49" calcext:value-type="date">
            <text:p>Fri 08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0T08:50:49" calcext:value-type="date">
            <text:p>Fri 08: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09:04:19" calcext:value-type="date">
            <text:p>Fri 09: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09:12:49" calcext:value-type="date">
            <text:p>Fri 09: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9:22:49" calcext:value-type="date">
            <text:p>Fri 09: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9:36:49" calcext:value-type="date">
            <text:p>Fri 09: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09:42:49" calcext:value-type="date">
            <text:p>Fri 09: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9:57:19" calcext:value-type="date">
            <text:p>Fri 09: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10:00:49" calcext:value-type="date">
            <text:p>Fri 10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0:09:19" calcext:value-type="date">
            <text:p>Fri 10: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0:18:49" calcext:value-type="date">
            <text:p>Fri 10: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0:38:19" calcext:value-type="date">
            <text:p>Fri 10: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10:44:49" calcext:value-type="date">
            <text:p>Fri 10: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0:54:49" calcext:value-type="date">
            <text:p>Fri 10: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1:01:49" calcext:value-type="date">
            <text:p>Fri 11: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1:11:19" calcext:value-type="date">
            <text:p>Fri 11: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1:33:49" calcext:value-type="date">
            <text:p>Fri 11: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0T11:37:49" calcext:value-type="date">
            <text:p>Fri 11: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1:53:19" calcext:value-type="date">
            <text:p>Fri 11:5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11:54:49" calcext:value-type="date">
            <text:p>Fri 11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0T12:12:49" calcext:value-type="date">
            <text:p>Fri 12: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12:29:49" calcext:value-type="date">
            <text:p>Fri 12: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12:31:49" calcext:value-type="date">
            <text:p>Fri 12: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0T12:42:19" calcext:value-type="date">
            <text:p>Fri 12: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2:46:49" calcext:value-type="date">
            <text:p>Fri 12: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3:07:19" calcext:value-type="date">
            <text:p>Fri 13: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0T13:11:49" calcext:value-type="date">
            <text:p>Fri 13: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3:18:19" calcext:value-type="date">
            <text:p>Fri 13: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3:37:49" calcext:value-type="date">
            <text:p>Fri 13: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13:50:19" calcext:value-type="date">
            <text:p>Fri 13: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13:51:49" calcext:value-type="date">
            <text:p>Fri 13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0T14:14:19" calcext:value-type="date">
            <text:p>Fri 14: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0T14:15:49" calcext:value-type="date">
            <text:p>Fri 14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0T14:23:19" calcext:value-type="date">
            <text:p>Fri 14: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4:30:19" calcext:value-type="date">
            <text:p>Fri 14: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4:42:49" calcext:value-type="date">
            <text:p>Fri 14: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14:46:49" calcext:value-type="date">
            <text:p>Fri 14: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4:57:49" calcext:value-type="date">
            <text:p>Fri 14: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5:13:49" calcext:value-type="date">
            <text:p>Fri 15: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15:22:19" calcext:value-type="date">
            <text:p>Fri 15: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5:43:49" calcext:value-type="date">
            <text:p>Fri 15: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0T15:43:49" calcext:value-type="date">
            <text:p>Fri 15: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0T15:51:49" calcext:value-type="date">
            <text:p>Fri 15:5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6:00:49" calcext:value-type="date">
            <text:p>Fri 16: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6:08:19" calcext:value-type="date">
            <text:p>Fri 16: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6:31:19" calcext:value-type="date">
            <text:p>Fri 16: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0T16:33:49" calcext:value-type="date">
            <text:p>Fri 16: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0T16:53:49" calcext:value-type="date">
            <text:p>Fri 16: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0T17:00:49" calcext:value-type="date">
            <text:p>Fri 17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7:05:19" calcext:value-type="date">
            <text:p>Fri 17: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7:21:49" calcext:value-type="date">
            <text:p>Fri 17: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17:31:49" calcext:value-type="date">
            <text:p>Fri 17: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7:33:49" calcext:value-type="date">
            <text:p>Fri 17: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0T17:45:49" calcext:value-type="date">
            <text:p>Fri 17:4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17:51:49" calcext:value-type="date">
            <text:p>Fri 17: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7:57:49" calcext:value-type="date">
            <text:p>Fri 17: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8:09:49" calcext:value-type="date">
            <text:p>Fri 18: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8:11:19" calcext:value-type="date">
            <text:p>Fri 18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0T18:30:19" calcext:value-type="date">
            <text:p>Fri 18: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18:39:49" calcext:value-type="date">
            <text:p>Fri 18: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8:49:49" calcext:value-type="date">
            <text:p>Fri 18: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9:15:49" calcext:value-type="date">
            <text:p>Fri 19: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0T19:42:49" calcext:value-type="date">
            <text:p>Fri 19:4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0T19:43:49" calcext:value-type="date">
            <text:p>Fri 19: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0T20:21:19" calcext:value-type="date">
            <text:p>Fri 20: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0T20:23:19" calcext:value-type="date">
            <text:p>Fri 20: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0T20:27:49" calcext:value-type="date">
            <text:p>Fri 20: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20:53:19" calcext:value-type="date">
            <text:p>Fri 20:5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21:16:19" calcext:value-type="date">
            <text:p>Fri 21: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21:29:49" calcext:value-type="date">
            <text:p>Fri 21: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21:51:49" calcext:value-type="date">
            <text:p>Fri 21:5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22:10:49" calcext:value-type="date">
            <text:p>Fri 22: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22:44:19" calcext:value-type="date">
            <text:p>Fri 22:4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0T22:46:49" calcext:value-type="date">
            <text:p>Fri 22: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0T23:07:49" calcext:value-type="date">
            <text:p>Fri 23:0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23:27:49" calcext:value-type="date">
            <text:p>Fri 23: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23:48:49" calcext:value-type="date">
            <text:p>Fri 23:4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0:07:49" calcext:value-type="date">
            <text:p>Sat 00: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0:24:49" calcext:value-type="date">
            <text:p>Sat 00: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0:44:49" calcext:value-type="date">
            <text:p>Sat 00: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1:09:49" calcext:value-type="date">
            <text:p>Sat 01: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1T01:20:49" calcext:value-type="date">
            <text:p>Sat 01: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1:32:19" calcext:value-type="date">
            <text:p>Sat 01: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1:41:19" calcext:value-type="date">
            <text:p>Sat 01: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1:58:49" calcext:value-type="date">
            <text:p>Sat 01:5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2:17:49" calcext:value-type="date">
            <text:p>Sat 02: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2:40:49" calcext:value-type="date">
            <text:p>Sat 02: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02:57:19" calcext:value-type="date">
            <text:p>Sat 02:5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6:44:19" calcext:value-type="date">
            <text:p>Sat 06: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7:05:49" calcext:value-type="date">
            <text:p>Sat 07: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7:25:51" calcext:value-type="date">
            <text:p>Sat 07: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7:43:49" calcext:value-type="date">
            <text:p>Sat 07:4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8:04:49" calcext:value-type="date">
            <text:p>Sat 08: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8:19:49" calcext:value-type="date">
            <text:p>Sat 08: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8:35:49" calcext:value-type="date">
            <text:p>Sat 08: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8:51:49" calcext:value-type="date">
            <text:p>Sat 08:5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8:57:19" calcext:value-type="date">
            <text:p>Sat 08: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9:15:49" calcext:value-type="date">
            <text:p>Sat 09: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09:29:49" calcext:value-type="date">
            <text:p>Sat 09: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9:48:49" calcext:value-type="date">
            <text:p>Sat 09: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10:05:19" calcext:value-type="date">
            <text:p>Sat 10: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0:25:49" calcext:value-type="date">
            <text:p>Sat 10: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1T10:33:49" calcext:value-type="date">
            <text:p>Sat 10: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0:49:19" calcext:value-type="date">
            <text:p>Sat 10:4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1:03:49" calcext:value-type="date">
            <text:p>Sat 11: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1:16:19" calcext:value-type="date">
            <text:p>Sat 11: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1:35:49" calcext:value-type="date">
            <text:p>Sat 11: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11:46:49" calcext:value-type="date">
            <text:p>Sat 11: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2:01:49" calcext:value-type="date">
            <text:p>Sat 12: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2:22:49" calcext:value-type="date">
            <text:p>Sat 12: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1T12:34:19" calcext:value-type="date">
            <text:p>Sat 12: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2:51:49" calcext:value-type="date">
            <text:p>Sat 12:5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13:05:19" calcext:value-type="date">
            <text:p>Sat 13: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3:29:19" calcext:value-type="date">
            <text:p>Sat 13: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1T13:36:49" calcext:value-type="date">
            <text:p>Sat 13: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3:53:19" calcext:value-type="date">
            <text:p>Sat 13:5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4:10:19" calcext:value-type="date">
            <text:p>Sat 14: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14:19:49" calcext:value-type="date">
            <text:p>Sat 14: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4:33:49" calcext:value-type="date">
            <text:p>Sat 14: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4:57:19" calcext:value-type="date">
            <text:p>Sat 14:5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1T15:05:19" calcext:value-type="date">
            <text:p>Sat 15: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5:23:49" calcext:value-type="date">
            <text:p>Sat 15: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15:35:49" calcext:value-type="date">
            <text:p>Sat 15: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6:06:51" calcext:value-type="date">
            <text:p>Sat 16:0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1T16:06:51" calcext:value-type="date">
            <text:p>Sat 16: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1T16:19:49" calcext:value-type="date">
            <text:p>Sat 16: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6:36:49" calcext:value-type="date">
            <text:p>Sat 16:3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16:50:49" calcext:value-type="date">
            <text:p>Sat 16: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7:07:49" calcext:value-type="date">
            <text:p>Sat 17: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17:16:49" calcext:value-type="date">
            <text:p>Sat 17: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7:39:49" calcext:value-type="date">
            <text:p>Sat 17: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1T17:50:19" calcext:value-type="date">
            <text:p>Sat 17: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8:03:49" calcext:value-type="date">
            <text:p>Sat 18: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 table:number-rows-repeated="104821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610 Triangle" table:style-name="ta3">
        <table:shapes>
          <draw:frame draw:z-index="0" draw:style-name="gr1" draw:text-style-name="P1" svg:width="342.2pt" svg:height="260.5pt" svg:x="281.4pt" svg:y="86.63pt">
            <draw:object draw:notify-on-update-of-ranges="'610 Triangle'.E2:'610 Triangle'.E6 '610 Triangle'.F2:'610 Triangle'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rrival time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adherence</text:p>
          </table:table-cell>
          <table:table-cell table:number-columns-repeated="3"/>
        </table:table-row>
        <table:table-row table:style-name="ro1">
          <table:table-cell office:value-type="date" office:date-value="2018-04-17T20:11:49" calcext:value-type="date">
            <text:p>Tue 20:11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ON TIME</text:p>
          </table:table-cell>
          <table:table-cell/>
          <table:table-cell table:style-name="ce2" office:value-type="string" calcext:value-type="string">
            <text:p>ON TIME</text:p>
          </table:table-cell>
          <table:table-cell table:style-name="ce3"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18-04-17T20:22:49" calcext:value-type="date">
            <text:p>Tue 20:22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ON TIME</text:p>
          </table:table-cell>
          <table:table-cell/>
          <table:table-cell table:style-name="ce2" office:value-type="string" calcext:value-type="string">
            <text:p>2-5 MIN LATE</text:p>
          </table:table-cell>
          <table:table-cell table:style-name="ce3"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18-04-17T20:35:19" calcext:value-type="date">
            <text:p>Tue 20:35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ON TIME</text:p>
          </table:table-cell>
          <table:table-cell/>
          <table:table-cell table:style-name="ce2" office:value-type="string" calcext:value-type="string">
            <text:p>5-10 MIN LATE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8-04-17T20:40:49" calcext:value-type="date">
            <text:p>Tue 20:40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ON TIME</text:p>
          </table:table-cell>
          <table:table-cell/>
          <table:table-cell table:style-name="ce2" office:value-type="string" calcext:value-type="string">
            <text:p>10+ MIN LATE</text:p>
          </table:table-cell>
          <table:table-cell table:style-name="ce3"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18-04-17T21:29:49" calcext:value-type="date">
            <text:p>Tue 21:29</text:p>
          </table:table-cell>
          <table:table-cell office:value-type="float" office:value="49" calcext:value-type="float">
            <text:p>49</text:p>
          </table:table-cell>
          <table:table-cell table:style-name="ce7" office:value-type="string" calcext:value-type="string">
            <text:p>10+ MIN LATE</text:p>
          </table:table-cell>
          <table:table-cell/>
          <table:table-cell table:style-name="ce2" office:value-type="string" calcext:value-type="string">
            <text:p>BUNCHED</text:p>
          </table:table-cell>
          <table:table-cell table:style-name="ce3"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18-04-17T21:48:19" calcext:value-type="date">
            <text:p>Tue 21:48</text:p>
          </table:table-cell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7T22:04:49" calcext:value-type="date">
            <text:p>Tue 22:04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7T22:12:49" calcext:value-type="date">
            <text:p>Tue 22:12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7T22:36:49" calcext:value-type="date">
            <text:p>Tue 22:36</text:p>
          </table:table-cell>
          <table:table-cell office:value-type="float" office:value="24" calcext:value-type="float">
            <text:p>24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7T22:53:19" calcext:value-type="date">
            <text:p>Tue 22:53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7T23:16:49" calcext:value-type="date">
            <text:p>Tue 23:16</text:p>
          </table:table-cell>
          <table:table-cell office:value-type="float" office:value="23" calcext:value-type="float">
            <text:p>23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7T23:38:19" calcext:value-type="date">
            <text:p>Tue 23:38</text:p>
          </table:table-cell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7T23:53:49" calcext:value-type="date">
            <text:p>Tue 23:53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0:09:19" calcext:value-type="date">
            <text:p>Wed 00:09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6:01:49" calcext:value-type="date">
            <text:p>Wed 06:01</text:p>
          </table:table-cell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06:14:49" calcext:value-type="date">
            <text:p>Wed 06:14</text:p>
          </table:table-cell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6:28:19" calcext:value-type="date">
            <text:p>Wed 06:28</text:p>
          </table:table-cell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6:42:49" calcext:value-type="date">
            <text:p>Wed 06:42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7:03:49" calcext:value-type="date">
            <text:p>Wed 07:03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07:13:49" calcext:value-type="date">
            <text:p>Wed 07:13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7:22:49" calcext:value-type="date">
            <text:p>Wed 07:22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7:29:49" calcext:value-type="date">
            <text:p>Wed 07:29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7:45:19" calcext:value-type="date">
            <text:p>Wed 07:45</text:p>
          </table:table-cell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07:55:49" calcext:value-type="date">
            <text:p>Wed 07:55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8:18:49" calcext:value-type="date">
            <text:p>Wed 08:18</text:p>
          </table:table-cell>
          <table:table-cell office:value-type="float" office:value="23" calcext:value-type="float">
            <text:p>23</text:p>
          </table:table-cell>
          <table:table-cell table:style-name="ce7"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18T08:27:49" calcext:value-type="date">
            <text:p>Wed 08:27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8:34:49" calcext:value-type="date">
            <text:p>Wed 08:34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8:40:49" calcext:value-type="date">
            <text:p>Wed 08:40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8:50:49" calcext:value-type="date">
            <text:p>Wed 08:50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9:07:19" calcext:value-type="date">
            <text:p>Wed 09:07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09:15:49" calcext:value-type="date">
            <text:p>Wed 09:15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9:29:49" calcext:value-type="date">
            <text:p>Wed 09:29</text:p>
          </table:table-cell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09:31:49" calcext:value-type="date">
            <text:p>Wed 09:3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8T09:37:49" calcext:value-type="date">
            <text:p>Wed 09:37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9:47:19" calcext:value-type="date">
            <text:p>Wed 09:47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9:55:19" calcext:value-type="date">
            <text:p>Wed 09:55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0:13:19" calcext:value-type="date">
            <text:p>Wed 10:13</text:p>
          </table:table-cell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10:21:49" calcext:value-type="date">
            <text:p>Wed 10:21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0:27:49" calcext:value-type="date">
            <text:p>Wed 10:27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0:41:19" calcext:value-type="date">
            <text:p>Wed 10:41</text:p>
          </table:table-cell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10:49:49" calcext:value-type="date">
            <text:p>Wed 10:49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0:59:49" calcext:value-type="date">
            <text:p>Wed 10:59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1:03:49" calcext:value-type="date">
            <text:p>Wed 11:03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1:19:49" calcext:value-type="date">
            <text:p>Wed 11:19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11:34:49" calcext:value-type="date">
            <text:p>Wed 11:34</text:p>
          </table:table-cell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11:43:49" calcext:value-type="date">
            <text:p>Wed 11:43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2:00:49" calcext:value-type="date">
            <text:p>Wed 12:00</text:p>
          </table:table-cell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12:01:49" calcext:value-type="date">
            <text:p>Wed 12:01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8T12:08:49" calcext:value-type="date">
            <text:p>Wed 12:08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2:14:49" calcext:value-type="date">
            <text:p>Wed 12:14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2:27:49" calcext:value-type="date">
            <text:p>Wed 12:27</text:p>
          </table:table-cell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12:43:19" calcext:value-type="date">
            <text:p>Wed 12:43</text:p>
          </table:table-cell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12:50:49" calcext:value-type="date">
            <text:p>Wed 12:50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2:58:49" calcext:value-type="date">
            <text:p>Wed 12:58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3:14:49" calcext:value-type="date">
            <text:p>Wed 13:14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13:24:49" calcext:value-type="date">
            <text:p>Wed 13:24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3:27:19" calcext:value-type="date">
            <text:p>Wed 13:27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8T13:46:49" calcext:value-type="date">
            <text:p>Wed 13:46</text:p>
          </table:table-cell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13:54:49" calcext:value-type="date">
            <text:p>Wed 13:54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4:00:49" calcext:value-type="date">
            <text:p>Wed 14:00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4:11:19" calcext:value-type="date">
            <text:p>Wed 14:11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4:26:49" calcext:value-type="date">
            <text:p>Wed 14:26</text:p>
          </table:table-cell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14:33:49" calcext:value-type="date">
            <text:p>Wed 14:33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4:41:49" calcext:value-type="date">
            <text:p>Wed 14:41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4:50:49" calcext:value-type="date">
            <text:p>Wed 14:50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5:00:49" calcext:value-type="date">
            <text:p>Wed 15:00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5:10:49" calcext:value-type="date">
            <text:p>Wed 15:10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5:25:49" calcext:value-type="date">
            <text:p>Wed 15:25</text:p>
          </table:table-cell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15:38:49" calcext:value-type="date">
            <text:p>Wed 15:38</text:p>
          </table:table-cell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15:42:49" calcext:value-type="date">
            <text:p>Wed 15:42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5:47:19" calcext:value-type="date">
            <text:p>Wed 15:47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6:01:49" calcext:value-type="date">
            <text:p>Wed 16:01</text:p>
          </table:table-cell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16:12:49" calcext:value-type="date">
            <text:p>Wed 16:12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6:22:49" calcext:value-type="date">
            <text:p>Wed 16:22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6:45:19" calcext:value-type="date">
            <text:p>Wed 16:45</text:p>
          </table:table-cell>
          <table:table-cell office:value-type="float" office:value="22" calcext:value-type="float">
            <text:p>22</text:p>
          </table:table-cell>
          <table:table-cell table:style-name="ce7"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18T16:47:49" calcext:value-type="date">
            <text:p>Wed 16:47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8T16:56:49" calcext:value-type="date">
            <text:p>Wed 16:56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7:15:19" calcext:value-type="date">
            <text:p>Wed 17:15</text:p>
          </table:table-cell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17:44:19" calcext:value-type="date">
            <text:p>Wed 17:44</text:p>
          </table:table-cell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18T17:53:19" calcext:value-type="date">
            <text:p>Wed 17:53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7:55:19" calcext:value-type="date">
            <text:p>Wed 17:55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8T17:59:49" calcext:value-type="date">
            <text:p>Wed 17:59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8:00:49" calcext:value-type="date">
            <text:p>Wed 18: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8T18:07:19" calcext:value-type="date">
            <text:p>Wed 18:07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8:20:19" calcext:value-type="date">
            <text:p>Wed 18:20</text:p>
          </table:table-cell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8:29:21" calcext:value-type="date">
            <text:p>Wed 18:29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8:37:49" calcext:value-type="date">
            <text:p>Wed 18:37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8:55:49" calcext:value-type="date">
            <text:p>Wed 18:55</text:p>
          </table:table-cell>
          <table:table-cell office:value-type="float" office:value="18" calcext:value-type="float">
            <text:p>18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19:12:49" calcext:value-type="date">
            <text:p>Wed 19:12</text:p>
          </table:table-cell>
          <table:table-cell office:value-type="float" office:value="17" calcext:value-type="float">
            <text:p>17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19:24:49" calcext:value-type="date">
            <text:p>Wed 19:24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9:38:19" calcext:value-type="date">
            <text:p>Wed 19:38</text:p>
          </table:table-cell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9:40:19" calcext:value-type="date">
            <text:p>Wed 19:4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8T19:47:19" calcext:value-type="date">
            <text:p>Wed 19:47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20:08:19" calcext:value-type="date">
            <text:p>Wed 20:08</text:p>
          </table:table-cell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20:18:49" calcext:value-type="date">
            <text:p>Wed 20:18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20:56:49" calcext:value-type="date">
            <text:p>Wed 20:56</text:p>
          </table:table-cell>
          <table:table-cell office:value-type="float" office:value="38" calcext:value-type="float">
            <text:p>38</text:p>
          </table:table-cell>
          <table:table-cell table:style-name="ce7"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18T21:00:49" calcext:value-type="date">
            <text:p>Wed 21:00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21:20:49" calcext:value-type="date">
            <text:p>Wed 21:20</text:p>
          </table:table-cell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21:46:49" calcext:value-type="date">
            <text:p>Wed 21:46</text:p>
          </table:table-cell>
          <table:table-cell office:value-type="float" office:value="26" calcext:value-type="float">
            <text:p>26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22:04:49" calcext:value-type="date">
            <text:p>Wed 22:04</text:p>
          </table:table-cell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22:23:19" calcext:value-type="date">
            <text:p>Wed 22:23</text:p>
          </table:table-cell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22:37:49" calcext:value-type="date">
            <text:p>Wed 22:37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22:50:49" calcext:value-type="date">
            <text:p>Wed 22:50</text:p>
          </table:table-cell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23:18:49" calcext:value-type="date">
            <text:p>Wed 23:18</text:p>
          </table:table-cell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23:40:49" calcext:value-type="date">
            <text:p>Wed 23:40</text:p>
          </table:table-cell>
          <table:table-cell office:value-type="float" office:value="22" calcext:value-type="float">
            <text:p>22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23:58:49" calcext:value-type="date">
            <text:p>Wed 23:58</text:p>
          </table:table-cell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0:12:49" calcext:value-type="date">
            <text:p>Thu 00:12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6:03:49" calcext:value-type="date">
            <text:p>Thu 06:03</text:p>
          </table:table-cell>
          <table:table-cell office:value-type="float" office:value="18" calcext:value-type="float">
            <text:p>18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06:13:49" calcext:value-type="date">
            <text:p>Thu 06:13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6:30:19" calcext:value-type="date">
            <text:p>Thu 06:30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6:46:49" calcext:value-type="date">
            <text:p>Thu 06:46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7:00:49" calcext:value-type="date">
            <text:p>Thu 07:00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7:09:49" calcext:value-type="date">
            <text:p>Thu 07:09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7:21:19" calcext:value-type="date">
            <text:p>Thu 07:21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7:34:49" calcext:value-type="date">
            <text:p>Thu 07:34</text:p>
          </table:table-cell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07:47:49" calcext:value-type="date">
            <text:p>Thu 07:47</text:p>
          </table:table-cell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08:11:49" calcext:value-type="date">
            <text:p>Thu 08:11</text:p>
          </table:table-cell>
          <table:table-cell office:value-type="float" office:value="24" calcext:value-type="float">
            <text:p>24</text:p>
          </table:table-cell>
          <table:table-cell table:style-name="ce7"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19T08:17:49" calcext:value-type="date">
            <text:p>Thu 08:17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8:20:49" calcext:value-type="date">
            <text:p>Thu 08:20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8:32:49" calcext:value-type="date">
            <text:p>Thu 08:32</text:p>
          </table:table-cell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08:40:49" calcext:value-type="date">
            <text:p>Thu 08:40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8:53:49" calcext:value-type="date">
            <text:p>Thu 08:53</text:p>
          </table:table-cell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08:59:19" calcext:value-type="date">
            <text:p>Thu 08:59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9:15:49" calcext:value-type="date">
            <text:p>Thu 09:15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09:25:49" calcext:value-type="date">
            <text:p>Thu 09:25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9:44:49" calcext:value-type="date">
            <text:p>Thu 09:44</text:p>
          </table:table-cell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09:48:49" calcext:value-type="date">
            <text:p>Thu 09:48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9:51:19" calcext:value-type="date">
            <text:p>Thu 09:5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9T09:55:19" calcext:value-type="date">
            <text:p>Thu 09:55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0:12:49" calcext:value-type="date">
            <text:p>Thu 10:12</text:p>
          </table:table-cell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10:24:49" calcext:value-type="date">
            <text:p>Thu 10:24</text:p>
          </table:table-cell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0:30:49" calcext:value-type="date">
            <text:p>Thu 10:30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0:37:49" calcext:value-type="date">
            <text:p>Thu 10:37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0:45:19" calcext:value-type="date">
            <text:p>Thu 10:45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0:53:49" calcext:value-type="date">
            <text:p>Thu 10:53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1:09:49" calcext:value-type="date">
            <text:p>Thu 11:09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11:21:49" calcext:value-type="date">
            <text:p>Thu 11:21</text:p>
          </table:table-cell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1:33:49" calcext:value-type="date">
            <text:p>Thu 11:33</text:p>
          </table:table-cell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1:36:49" calcext:value-type="date">
            <text:p>Thu 11:36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1:50:49" calcext:value-type="date">
            <text:p>Thu 11:50</text:p>
          </table:table-cell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2:06:49" calcext:value-type="date">
            <text:p>Thu 12:06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12:14:49" calcext:value-type="date">
            <text:p>Thu 12:14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2:17:49" calcext:value-type="date">
            <text:p>Thu 12:17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2:40:49" calcext:value-type="date">
            <text:p>Thu 12:40</text:p>
          </table:table-cell>
          <table:table-cell office:value-type="float" office:value="23" calcext:value-type="float">
            <text:p>23</text:p>
          </table:table-cell>
          <table:table-cell table:style-name="ce7"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19T12:55:49" calcext:value-type="date">
            <text:p>Thu 12:55</text:p>
          </table:table-cell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12:59:19" calcext:value-type="date">
            <text:p>Thu 12:59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3:04:49" calcext:value-type="date">
            <text:p>Thu 13:04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3:09:49" calcext:value-type="date">
            <text:p>Thu 13:09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3:28:49" calcext:value-type="date">
            <text:p>Thu 13:28</text:p>
          </table:table-cell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13:34:49" calcext:value-type="date">
            <text:p>Thu 13:34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3:46:49" calcext:value-type="date">
            <text:p>Thu 13:46</text:p>
          </table:table-cell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3:50:49" calcext:value-type="date">
            <text:p>Thu 13:50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4:17:49" calcext:value-type="date">
            <text:p>Thu 14:17</text:p>
          </table:table-cell>
          <table:table-cell office:value-type="float" office:value="27" calcext:value-type="float">
            <text:p>27</text:p>
          </table:table-cell>
          <table:table-cell table:style-name="ce7"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19T14:20:49" calcext:value-type="date">
            <text:p>Thu 14:20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4:22:49" calcext:value-type="date">
            <text:p>Thu 14:22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9T14:48:49" calcext:value-type="date">
            <text:p>Thu 14:48</text:p>
          </table:table-cell>
          <table:table-cell office:value-type="float" office:value="26" calcext:value-type="float">
            <text:p>26</text:p>
          </table:table-cell>
          <table:table-cell table:style-name="ce7"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19T14:48:49" calcext:value-type="date">
            <text:p>Thu 14:48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9T14:51:19" calcext:value-type="date">
            <text:p>Thu 14:5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9T14:59:49" calcext:value-type="date">
            <text:p>Thu 14:59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5:11:49" calcext:value-type="date">
            <text:p>Thu 15:11</text:p>
          </table:table-cell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5:17:49" calcext:value-type="date">
            <text:p>Thu 15:17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5:37:49" calcext:value-type="date">
            <text:p>Thu 15:37</text:p>
          </table:table-cell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19T15:49:19" calcext:value-type="date">
            <text:p>Thu 15:49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6:00:49" calcext:value-type="date">
            <text:p>Thu 16:00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6:07:49" calcext:value-type="date">
            <text:p>Thu 16:07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6:13:49" calcext:value-type="date">
            <text:p>Thu 16:13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6:31:19" calcext:value-type="date">
            <text:p>Thu 16:31</text:p>
          </table:table-cell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16:32:49" calcext:value-type="date">
            <text:p>Thu 16:3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9T16:45:49" calcext:value-type="date">
            <text:p>Thu 16:45</text:p>
          </table:table-cell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7:01:49" calcext:value-type="date">
            <text:p>Thu 17:01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17:12:49" calcext:value-type="date">
            <text:p>Thu 17:12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7:28:49" calcext:value-type="date">
            <text:p>Thu 17:28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17:44:49" calcext:value-type="date">
            <text:p>Thu 17:44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17:49:49" calcext:value-type="date">
            <text:p>Thu 17:49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8:00:49" calcext:value-type="date">
            <text:p>Thu 18:00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8:03:19" calcext:value-type="date">
            <text:p>Thu 18:0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9T18:09:49" calcext:value-type="date">
            <text:p>Thu 18:09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8:14:19" calcext:value-type="date">
            <text:p>Thu 18:14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8:36:19" calcext:value-type="date">
            <text:p>Thu 18:36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18:47:49" calcext:value-type="date">
            <text:p>Thu 18:47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8:54:19" calcext:value-type="date">
            <text:p>Thu 18:54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9:18:49" calcext:value-type="date">
            <text:p>Thu 19:18</text:p>
          </table:table-cell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19:29:49" calcext:value-type="date">
            <text:p>Thu 19:29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9:35:49" calcext:value-type="date">
            <text:p>Thu 19:35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9:51:49" calcext:value-type="date">
            <text:p>Thu 19:51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0:06:49" calcext:value-type="date">
            <text:p>Thu 20:06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0:22:49" calcext:value-type="date">
            <text:p>Thu 20:22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0:50:49" calcext:value-type="date">
            <text:p>Thu 20:50</text:p>
          </table:table-cell>
          <table:table-cell office:value-type="float" office:value="28" calcext:value-type="float">
            <text:p>28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21:04:49" calcext:value-type="date">
            <text:p>Thu 21:04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1:28:49" calcext:value-type="date">
            <text:p>Thu 21:28</text:p>
          </table:table-cell>
          <table:table-cell office:value-type="float" office:value="24" calcext:value-type="float">
            <text:p>24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21:36:49" calcext:value-type="date">
            <text:p>Thu 21:36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1:57:49" calcext:value-type="date">
            <text:p>Thu 21:57</text:p>
          </table:table-cell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2:18:49" calcext:value-type="date">
            <text:p>Thu 22:18</text:p>
          </table:table-cell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2:37:49" calcext:value-type="date">
            <text:p>Thu 22:37</text:p>
          </table:table-cell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3:00:49" calcext:value-type="date">
            <text:p>Thu 23:00</text:p>
          </table:table-cell>
          <table:table-cell office:value-type="float" office:value="23" calcext:value-type="float">
            <text:p>23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23:15:49" calcext:value-type="date">
            <text:p>Thu 23:15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3:34:19" calcext:value-type="date">
            <text:p>Thu 23:34</text:p>
          </table:table-cell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3:51:49" calcext:value-type="date">
            <text:p>Thu 23:51</text:p>
          </table:table-cell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0:20:49" calcext:value-type="date">
            <text:p>Fri 00:20</text:p>
          </table:table-cell>
          <table:table-cell office:value-type="float" office:value="29" calcext:value-type="float">
            <text:p>29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00:35:49" calcext:value-type="date">
            <text:p>Fri 00:35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0:54:49" calcext:value-type="date">
            <text:p>Fri 00:54</text:p>
          </table:table-cell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0:55:49" calcext:value-type="date">
            <text:p>Fri 00:55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0T01:13:19" calcext:value-type="date">
            <text:p>Fri 01:13</text:p>
          </table:table-cell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1:48:19" calcext:value-type="date">
            <text:p>Fri 01:48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0T02:12:19" calcext:value-type="date">
            <text:p>Fri 02:12</text:p>
          </table:table-cell>
          <table:table-cell office:value-type="float" office:value="24" calcext:value-type="float">
            <text:p>24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02:26:49" calcext:value-type="date">
            <text:p>Fri 02:26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2:50:49" calcext:value-type="date">
            <text:p>Fri 02:50</text:p>
          </table:table-cell>
          <table:table-cell office:value-type="float" office:value="24" calcext:value-type="float">
            <text:p>24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03:13:49" calcext:value-type="date">
            <text:p>Fri 03:13</text:p>
          </table:table-cell>
          <table:table-cell office:value-type="float" office:value="23" calcext:value-type="float">
            <text:p>23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06:00:49" calcext:value-type="date">
            <text:p>Fri 06:00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6:13:49" calcext:value-type="date">
            <text:p>Fri 06:13</text:p>
          </table:table-cell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6:29:19" calcext:value-type="date">
            <text:p>Fri 06:29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6:46:19" calcext:value-type="date">
            <text:p>Fri 06:46</text:p>
          </table:table-cell>
          <table:table-cell office:value-type="float" office:value="17" calcext:value-type="float">
            <text:p>17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07:02:49" calcext:value-type="date">
            <text:p>Fri 07:02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7:11:19" calcext:value-type="date">
            <text:p>Fri 07:11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7:19:49" calcext:value-type="date">
            <text:p>Fri 07:19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7:31:49" calcext:value-type="date">
            <text:p>Fri 07:31</text:p>
          </table:table-cell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07:38:49" calcext:value-type="date">
            <text:p>Fri 07:38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7:49:19" calcext:value-type="date">
            <text:p>Fri 07:49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8:03:49" calcext:value-type="date">
            <text:p>Fri 08:03</text:p>
          </table:table-cell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08:22:49" calcext:value-type="date">
            <text:p>Fri 08:22</text:p>
          </table:table-cell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08:30:49" calcext:value-type="date">
            <text:p>Fri 08:30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8:40:49" calcext:value-type="date">
            <text:p>Fri 08:40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8:48:49" calcext:value-type="date">
            <text:p>Fri 08:48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8:53:49" calcext:value-type="date">
            <text:p>Fri 08:53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9:07:19" calcext:value-type="date">
            <text:p>Fri 09:07</text:p>
          </table:table-cell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09:15:49" calcext:value-type="date">
            <text:p>Fri 09:15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9:23:19" calcext:value-type="date">
            <text:p>Fri 09:23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9:35:49" calcext:value-type="date">
            <text:p>Fri 09:35</text:p>
          </table:table-cell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09:52:49" calcext:value-type="date">
            <text:p>Fri 09:52</text:p>
          </table:table-cell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09:55:49" calcext:value-type="date">
            <text:p>Fri 09:55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0:11:19" calcext:value-type="date">
            <text:p>Fri 10:11</text:p>
          </table:table-cell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10:13:49" calcext:value-type="date">
            <text:p>Fri 10:1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0T10:22:19" calcext:value-type="date">
            <text:p>Fri 10:22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0:30:49" calcext:value-type="date">
            <text:p>Fri 10:30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0:49:49" calcext:value-type="date">
            <text:p>Fri 10:49</text:p>
          </table:table-cell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10:57:49" calcext:value-type="date">
            <text:p>Fri 10:57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1:07:19" calcext:value-type="date">
            <text:p>Fri 11:07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1:16:49" calcext:value-type="date">
            <text:p>Fri 11:16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1:25:49" calcext:value-type="date">
            <text:p>Fri 11:25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1:49:49" calcext:value-type="date">
            <text:p>Fri 11:49</text:p>
          </table:table-cell>
          <table:table-cell office:value-type="float" office:value="24" calcext:value-type="float">
            <text:p>24</text:p>
          </table:table-cell>
          <table:table-cell table:style-name="ce7"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0T11:56:49" calcext:value-type="date">
            <text:p>Fri 11:56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2:08:19" calcext:value-type="date">
            <text:p>Fri 12:08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2:11:49" calcext:value-type="date">
            <text:p>Fri 12:1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2:28:49" calcext:value-type="date">
            <text:p>Fri 12:28</text:p>
          </table:table-cell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12:46:49" calcext:value-type="date">
            <text:p>Fri 12:46</text:p>
          </table:table-cell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12:48:49" calcext:value-type="date">
            <text:p>Fri 12:48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0T12:58:49" calcext:value-type="date">
            <text:p>Fri 12:58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3:00:49" calcext:value-type="date">
            <text:p>Fri 13:0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0T13:24:51" calcext:value-type="date">
            <text:p>Fri 13:24</text:p>
          </table:table-cell>
          <table:table-cell office:value-type="float" office:value="24" calcext:value-type="float">
            <text:p>24</text:p>
          </table:table-cell>
          <table:table-cell table:style-name="ce7"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0T13:27:49" calcext:value-type="date">
            <text:p>Fri 13:27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0T13:38:49" calcext:value-type="date">
            <text:p>Fri 13:38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3:54:49" calcext:value-type="date">
            <text:p>Fri 13:54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14:06:49" calcext:value-type="date">
            <text:p>Fri 14:06</text:p>
          </table:table-cell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14:10:49" calcext:value-type="date">
            <text:p>Fri 14:10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4:30:49" calcext:value-type="date">
            <text:p>Fri 14:30</text:p>
          </table:table-cell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0T14:33:49" calcext:value-type="date">
            <text:p>Fri 14:33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4:40:49" calcext:value-type="date">
            <text:p>Fri 14:40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4:43:19" calcext:value-type="date">
            <text:p>Fri 14:4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0T14:58:49" calcext:value-type="date">
            <text:p>Fri 14:58</text:p>
          </table:table-cell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15:02:49" calcext:value-type="date">
            <text:p>Fri 15:02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5:16:49" calcext:value-type="date">
            <text:p>Fri 15:16</text:p>
          </table:table-cell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15:33:49" calcext:value-type="date">
            <text:p>Fri 15:33</text:p>
          </table:table-cell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15:41:19" calcext:value-type="date">
            <text:p>Fri 15:41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5:58:49" calcext:value-type="date">
            <text:p>Fri 15:58</text:p>
          </table:table-cell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15:59:19" calcext:value-type="date">
            <text:p>Fri 15:59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0T16:12:49" calcext:value-type="date">
            <text:p>Fri 16:12</text:p>
          </table:table-cell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16:18:19" calcext:value-type="date">
            <text:p>Fri 16:18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6:21:49" calcext:value-type="date">
            <text:p>Fri 16:2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6:54:49" calcext:value-type="date">
            <text:p>Fri 16:54</text:p>
          </table:table-cell>
          <table:table-cell office:value-type="float" office:value="33" calcext:value-type="float">
            <text:p>33</text:p>
          </table:table-cell>
          <table:table-cell table:style-name="ce7"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0T16:56:49" calcext:value-type="date">
            <text:p>Fri 16:56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0T17:13:19" calcext:value-type="date">
            <text:p>Fri 17:13</text:p>
          </table:table-cell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17:22:19" calcext:value-type="date">
            <text:p>Fri 17:22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7:24:19" calcext:value-type="date">
            <text:p>Fri 17:24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0T17:45:19" calcext:value-type="date">
            <text:p>Fri 17:45</text:p>
          </table:table-cell>
          <table:table-cell office:value-type="float" office:value="21" calcext:value-type="float">
            <text:p>21</text:p>
          </table:table-cell>
          <table:table-cell table:style-name="ce7"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0T17:48:49" calcext:value-type="date">
            <text:p>Fri 17:48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7:51:19" calcext:value-type="date">
            <text:p>Fri 17:5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0T18:02:49" calcext:value-type="date">
            <text:p>Fri 18:02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8:08:49" calcext:value-type="date">
            <text:p>Fri 18:08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8:13:49" calcext:value-type="date">
            <text:p>Fri 18:13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8:23:49" calcext:value-type="date">
            <text:p>Fri 18:23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8:44:49" calcext:value-type="date">
            <text:p>Fri 18:44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18:50:49" calcext:value-type="date">
            <text:p>Fri 18:50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9:00:49" calcext:value-type="date">
            <text:p>Fri 19:00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9:30:49" calcext:value-type="date">
            <text:p>Fri 19:30</text:p>
          </table:table-cell>
          <table:table-cell office:value-type="float" office:value="30" calcext:value-type="float">
            <text:p>30</text:p>
          </table:table-cell>
          <table:table-cell table:style-name="ce7"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0T19:54:19" calcext:value-type="date">
            <text:p>Fri 19:54</text:p>
          </table:table-cell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19:56:49" calcext:value-type="date">
            <text:p>Fri 19:56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0T20:34:19" calcext:value-type="date">
            <text:p>Fri 20:34</text:p>
          </table:table-cell>
          <table:table-cell office:value-type="float" office:value="37" calcext:value-type="float">
            <text:p>37</text:p>
          </table:table-cell>
          <table:table-cell table:style-name="ce7"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0T20:38:49" calcext:value-type="date">
            <text:p>Fri 20:38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20:41:49" calcext:value-type="date">
            <text:p>Fri 20:4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21:06:49" calcext:value-type="date">
            <text:p>Fri 21:06</text:p>
          </table:table-cell>
          <table:table-cell office:value-type="float" office:value="25" calcext:value-type="float">
            <text:p>25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21:29:49" calcext:value-type="date">
            <text:p>Fri 21:29</text:p>
          </table:table-cell>
          <table:table-cell office:value-type="float" office:value="23" calcext:value-type="float">
            <text:p>23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21:43:19" calcext:value-type="date">
            <text:p>Fri 21:43</text:p>
          </table:table-cell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22:02:19" calcext:value-type="date">
            <text:p>Fri 22:02</text:p>
          </table:table-cell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22:22:49" calcext:value-type="date">
            <text:p>Fri 22:22</text:p>
          </table:table-cell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22:57:49" calcext:value-type="date">
            <text:p>Fri 22:57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0T23:00:19" calcext:value-type="date">
            <text:p>Fri 23:0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0T23:21:49" calcext:value-type="date">
            <text:p>Fri 23:21</text:p>
          </table:table-cell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23:42:49" calcext:value-type="date">
            <text:p>Fri 23:42</text:p>
          </table:table-cell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0:02:19" calcext:value-type="date">
            <text:p>Sat 00:02</text:p>
          </table:table-cell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0:19:49" calcext:value-type="date">
            <text:p>Sat 00:19</text:p>
          </table:table-cell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0:33:19" calcext:value-type="date">
            <text:p>Sat 00:33</text:p>
          </table:table-cell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0:57:19" calcext:value-type="date">
            <text:p>Sat 00:57</text:p>
          </table:table-cell>
          <table:table-cell office:value-type="float" office:value="24" calcext:value-type="float">
            <text:p>24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01:20:49" calcext:value-type="date">
            <text:p>Sat 01:20</text:p>
          </table:table-cell>
          <table:table-cell office:value-type="float" office:value="23" calcext:value-type="float">
            <text:p>23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01:30:49" calcext:value-type="date">
            <text:p>Sat 01:30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1:51:49" calcext:value-type="date">
            <text:p>Sat 01:51</text:p>
          </table:table-cell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2:09:49" calcext:value-type="date">
            <text:p>Sat 02:09</text:p>
          </table:table-cell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2:27:19" calcext:value-type="date">
            <text:p>Sat 02:27</text:p>
          </table:table-cell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2:51:49" calcext:value-type="date">
            <text:p>Sat 02:51</text:p>
          </table:table-cell>
          <table:table-cell office:value-type="float" office:value="24" calcext:value-type="float">
            <text:p>24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03:06:49" calcext:value-type="date">
            <text:p>Sat 03:06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7:01:49" calcext:value-type="date">
            <text:p>Sat 07:01</text:p>
          </table:table-cell>
          <table:table-cell office:value-type="float" office:value="22" calcext:value-type="float">
            <text:p>22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07:16:49" calcext:value-type="date">
            <text:p>Sat 07:16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7:37:49" calcext:value-type="date">
            <text:p>Sat 07:37</text:p>
          </table:table-cell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7:56:49" calcext:value-type="date">
            <text:p>Sat 07:56</text:p>
          </table:table-cell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8:15:49" calcext:value-type="date">
            <text:p>Sat 08:15</text:p>
          </table:table-cell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8:31:49" calcext:value-type="date">
            <text:p>Sat 08:31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8:48:19" calcext:value-type="date">
            <text:p>Sat 08:48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9:02:49" calcext:value-type="date">
            <text:p>Sat 09:02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9:10:20" calcext:value-type="date">
            <text:p>Sat 09:10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9:29:49" calcext:value-type="date">
            <text:p>Sat 09:29</text:p>
          </table:table-cell>
          <table:table-cell office:value-type="float" office:value="19" calcext:value-type="float">
            <text:p>19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09:40:49" calcext:value-type="date">
            <text:p>Sat 09:40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0:02:49" calcext:value-type="date">
            <text:p>Sat 10:02</text:p>
          </table:table-cell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1T10:20:49" calcext:value-type="date">
            <text:p>Sat 10:20</text:p>
          </table:table-cell>
          <table:table-cell office:value-type="float" office:value="18" calcext:value-type="float">
            <text:p>18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10:36:49" calcext:value-type="date">
            <text:p>Sat 10:36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0:47:19" calcext:value-type="date">
            <text:p>Sat 10:47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1:02:49" calcext:value-type="date">
            <text:p>Sat 11:02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1:18:19" calcext:value-type="date">
            <text:p>Sat 11:18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1:28:49" calcext:value-type="date">
            <text:p>Sat 11:28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1:52:49" calcext:value-type="date">
            <text:p>Sat 11:52</text:p>
          </table:table-cell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1T12:01:19" calcext:value-type="date">
            <text:p>Sat 12:01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2:14:49" calcext:value-type="date">
            <text:p>Sat 12:14</text:p>
          </table:table-cell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2:38:49" calcext:value-type="date">
            <text:p>Sat 12:38</text:p>
          </table:table-cell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1T12:51:49" calcext:value-type="date">
            <text:p>Sat 12:51</text:p>
          </table:table-cell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3:06:49" calcext:value-type="date">
            <text:p>Sat 13:06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3:18:49" calcext:value-type="date">
            <text:p>Sat 13:18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3:43:49" calcext:value-type="date">
            <text:p>Sat 13:43</text:p>
          </table:table-cell>
          <table:table-cell office:value-type="float" office:value="25" calcext:value-type="float">
            <text:p>25</text:p>
          </table:table-cell>
          <table:table-cell table:style-name="ce7"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1T13:55:49" calcext:value-type="date">
            <text:p>Sat 13:55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4:07:49" calcext:value-type="date">
            <text:p>Sat 14:07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4:25:19" calcext:value-type="date">
            <text:p>Sat 14:25</text:p>
          </table:table-cell>
          <table:table-cell office:value-type="float" office:value="17" calcext:value-type="float">
            <text:p>17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14:34:49" calcext:value-type="date">
            <text:p>Sat 14:34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4:48:49" calcext:value-type="date">
            <text:p>Sat 14:48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5:12:49" calcext:value-type="date">
            <text:p>Sat 15:12</text:p>
          </table:table-cell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1T15:19:49" calcext:value-type="date">
            <text:p>Sat 15:19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5:39:19" calcext:value-type="date">
            <text:p>Sat 15:39</text:p>
          </table:table-cell>
          <table:table-cell office:value-type="float" office:value="19" calcext:value-type="float">
            <text:p>19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15:52:49" calcext:value-type="date">
            <text:p>Sat 15:52</text:p>
          </table:table-cell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6:21:19" calcext:value-type="date">
            <text:p>Sat 16:21</text:p>
          </table:table-cell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1T16:22:49" calcext:value-type="date">
            <text:p>Sat 16:2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1T16:33:49" calcext:value-type="date">
            <text:p>Sat 16:33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6:49:49" calcext:value-type="date">
            <text:p>Sat 16:49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7:06:49" calcext:value-type="date">
            <text:p>Sat 17:06</text:p>
          </table:table-cell>
          <table:table-cell office:value-type="float" office:value="17" calcext:value-type="float">
            <text:p>17</text:p>
          </table:table-cell>
          <table:table-cell table:style-name="ce8"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17:22:49" calcext:value-type="date">
            <text:p>Sat 17:22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7:33:49" calcext:value-type="date">
            <text:p>Sat 17:33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7:55:19" calcext:value-type="date">
            <text:p>Sat 17:55</text:p>
          </table:table-cell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1T18:06:49" calcext:value-type="date">
            <text:p>Sat 18:06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8:16:49" calcext:value-type="date">
            <text:p>Sat 18:16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ON TIME</text:p>
          </table:table-cell>
          <table:table-cell table:number-columns-repeated="3"/>
        </table:table-row>
        <table:table-row table:style-name="ro1" table:number-rows-repeated="104822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821 Rundberg" table:style-name="ta2">
        <table:shapes>
          <draw:frame draw:z-index="0" draw:style-name="gr1" draw:text-style-name="P1" svg:width="342.2pt" svg:height="260.5pt" svg:x="276.72pt" svg:y="89.6pt">
            <draw:object draw:notify-on-update-of-ranges="'610 Triangle'.E2:'610 Triangle'.E6 '2821 Rundberg'.F2:'2821 Rundberg'.F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rrival time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adherence</text:p>
          </table:table-cell>
          <table:table-cell table:number-columns-repeated="3"/>
        </table:table-row>
        <table:table-row table:style-name="ro1">
          <table:table-cell office:value-type="date" office:date-value="2018-04-17T20:13:49" calcext:value-type="date">
            <text:p>Tue 20: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N TIME</text:p>
          </table:table-cell>
          <table:table-cell/>
          <table:table-cell table:style-name="ce2" office:value-type="string" calcext:value-type="string">
            <text:p>ON TIME</text:p>
          </table:table-cell>
          <table:table-cell table:style-name="ce3"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18-04-17T20:27:19" calcext:value-type="date">
            <text:p>Tue 20: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 TIME</text:p>
          </table:table-cell>
          <table:table-cell/>
          <table:table-cell table:style-name="ce2" office:value-type="string" calcext:value-type="string">
            <text:p>2-5 MIN LATE</text:p>
          </table:table-cell>
          <table:table-cell table:style-name="ce3"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18-04-17T20:35:19" calcext:value-type="date">
            <text:p>Tue 20: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/>
          <table:table-cell table:style-name="ce2" office:value-type="string" calcext:value-type="string">
            <text:p>5-10 MIN LATE</text:p>
          </table:table-cell>
          <table:table-cell table:style-name="ce3"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18-04-17T20:39:51" calcext:value-type="date">
            <text:p>Tue 20: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TIME</text:p>
          </table:table-cell>
          <table:table-cell/>
          <table:table-cell table:style-name="ce2" office:value-type="string" calcext:value-type="string">
            <text:p>10+ MIN LATE</text:p>
          </table:table-cell>
          <table:table-cell table:style-name="ce3"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18-04-17T20:59:19" calcext:value-type="date">
            <text:p>Tue 20: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 TIME</text:p>
          </table:table-cell>
          <table:table-cell/>
          <table:table-cell table:style-name="ce2" office:value-type="string" calcext:value-type="string">
            <text:p>BUNCHED</text:p>
          </table:table-cell>
          <table:table-cell table:style-name="ce3"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8-04-17T21:14:49" calcext:value-type="date">
            <text:p>Tue 21: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7T21:44:49" calcext:value-type="date">
            <text:p>Tue 21: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17T22:06:49" calcext:value-type="date">
            <text:p>Tue 22: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7T22:18:49" calcext:value-type="date">
            <text:p>Tue 22: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7T22:28:49" calcext:value-type="date">
            <text:p>Tue 22: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7T22:50:49" calcext:value-type="date">
            <text:p>Tue 22: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7T23:07:49" calcext:value-type="date">
            <text:p>Tue 23: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7T23:30:49" calcext:value-type="date">
            <text:p>Tue 23: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7T23:51:49" calcext:value-type="date">
            <text:p>Tue 23:5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0:06:19" calcext:value-type="date">
            <text:p>Wed 00: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0:23:19" calcext:value-type="date">
            <text:p>Wed 00: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6:16:49" calcext:value-type="date">
            <text:p>Wed 06: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06:30:49" calcext:value-type="date">
            <text:p>Wed 06: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6:42:49" calcext:value-type="date">
            <text:p>Wed 06: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6:59:49" calcext:value-type="date">
            <text:p>Wed 06:5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07:21:49" calcext:value-type="date">
            <text:p>Wed 07: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07:31:49" calcext:value-type="date">
            <text:p>Wed 07: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7:42:49" calcext:value-type="date">
            <text:p>Wed 07: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7:48:49" calcext:value-type="date">
            <text:p>Wed 07: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7:58:49" calcext:value-type="date">
            <text:p>Wed 07: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8:00:49" calcext:value-type="date">
            <text:p>Wed 08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8T08:11:49" calcext:value-type="date">
            <text:p>Wed 08: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8:41:49" calcext:value-type="date">
            <text:p>Wed 08: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18T08:45:49" calcext:value-type="date">
            <text:p>Wed 08: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8:54:19" calcext:value-type="date">
            <text:p>Wed 08: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8:59:19" calcext:value-type="date">
            <text:p>Wed 08: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9:10:19" calcext:value-type="date">
            <text:p>Wed 09: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9:21:49" calcext:value-type="date">
            <text:p>Wed 09: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9:31:49" calcext:value-type="date">
            <text:p>Wed 09: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09:47:49" calcext:value-type="date">
            <text:p>Wed 09:4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09:49:49" calcext:value-type="date">
            <text:p>Wed 09: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8T09:49:49" calcext:value-type="date">
            <text:p>Wed 09: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8T10:04:49" calcext:value-type="date">
            <text:p>Wed 10: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10:12:49" calcext:value-type="date">
            <text:p>Wed 10: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0:29:19" calcext:value-type="date">
            <text:p>Wed 10: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10:37:49" calcext:value-type="date">
            <text:p>Wed 10: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0:44:49" calcext:value-type="date">
            <text:p>Wed 10: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0:58:49" calcext:value-type="date">
            <text:p>Wed 10: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11:07:49" calcext:value-type="date">
            <text:p>Wed 11: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1:15:49" calcext:value-type="date">
            <text:p>Wed 11: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1:23:49" calcext:value-type="date">
            <text:p>Wed 11: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1:40:49" calcext:value-type="date">
            <text:p>Wed 11: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11:51:49" calcext:value-type="date">
            <text:p>Wed 11: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2:02:19" calcext:value-type="date">
            <text:p>Wed 12: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2:19:49" calcext:value-type="date">
            <text:p>Wed 12: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12:23:49" calcext:value-type="date">
            <text:p>Wed 12: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2:27:49" calcext:value-type="date">
            <text:p>Wed 12: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2:34:19" calcext:value-type="date">
            <text:p>Wed 12: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2:45:49" calcext:value-type="date">
            <text:p>Wed 12: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3:05:19" calcext:value-type="date">
            <text:p>Wed 13: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13:08:49" calcext:value-type="date">
            <text:p>Wed 13: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3:15:49" calcext:value-type="date">
            <text:p>Wed 13: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3:33:19" calcext:value-type="date">
            <text:p>Wed 13: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13:41:49" calcext:value-type="date">
            <text:p>Wed 13: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3:44:49" calcext:value-type="date">
            <text:p>Wed 13: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4:05:49" calcext:value-type="date">
            <text:p>Wed 14: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18T14:14:19" calcext:value-type="date">
            <text:p>Wed 14: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4:20:49" calcext:value-type="date">
            <text:p>Wed 14: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4:29:49" calcext:value-type="date">
            <text:p>Wed 14: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4:44:49" calcext:value-type="date">
            <text:p>Wed 14: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14:48:19" calcext:value-type="date">
            <text:p>Wed 14: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5:04:49" calcext:value-type="date">
            <text:p>Wed 15: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15:08:51" calcext:value-type="date">
            <text:p>Wed 15: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5:21:19" calcext:value-type="date">
            <text:p>Wed 15: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15:31:19" calcext:value-type="date">
            <text:p>Wed 15: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5:44:49" calcext:value-type="date">
            <text:p>Wed 15: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15:55:49" calcext:value-type="date">
            <text:p>Wed 15: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6:03:49" calcext:value-type="date">
            <text:p>Wed 16: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6:11:49" calcext:value-type="date">
            <text:p>Wed 16: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6:22:49" calcext:value-type="date">
            <text:p>Wed 16: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6:32:49" calcext:value-type="date">
            <text:p>Wed 16: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6:44:49" calcext:value-type="date">
            <text:p>Wed 16: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17:07:49" calcext:value-type="date">
            <text:p>Wed 17: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18T17:07:49" calcext:value-type="date">
            <text:p>Wed 17: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8T17:20:49" calcext:value-type="date">
            <text:p>Wed 17: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17:35:49" calcext:value-type="date">
            <text:p>Wed 17: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18:04:19" calcext:value-type="date">
            <text:p>Wed 18:0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18T18:15:19" calcext:value-type="date">
            <text:p>Wed 18: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8:15:49" calcext:value-type="date">
            <text:p>Wed 18: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8T18:20:49" calcext:value-type="date">
            <text:p>Wed 18: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8:22:49" calcext:value-type="date">
            <text:p>Wed 18: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8T18:27:49" calcext:value-type="date">
            <text:p>Wed 18: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8:39:19" calcext:value-type="date">
            <text:p>Wed 18: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8:47:49" calcext:value-type="date">
            <text:p>Wed 18:4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8:53:49" calcext:value-type="date">
            <text:p>Wed 18: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9:13:49" calcext:value-type="date">
            <text:p>Wed 19: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19:28:19" calcext:value-type="date">
            <text:p>Wed 19: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9:43:49" calcext:value-type="date">
            <text:p>Wed 19:4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19:53:19" calcext:value-type="date">
            <text:p>Wed 19: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20:04:49" calcext:value-type="date">
            <text:p>Wed 20: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20:23:49" calcext:value-type="date">
            <text:p>Wed 20: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20:33:19" calcext:value-type="date">
            <text:p>Wed 20: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21:13:19" calcext:value-type="date">
            <text:p>Wed 21: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18T21:15:49" calcext:value-type="date">
            <text:p>Wed 21: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8T21:35:49" calcext:value-type="date">
            <text:p>Wed 21: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22:01:19" calcext:value-type="date">
            <text:p>Wed 22: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8T22:18:49" calcext:value-type="date">
            <text:p>Wed 22: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22:40:49" calcext:value-type="date">
            <text:p>Wed 22: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8T22:52:49" calcext:value-type="date">
            <text:p>Wed 22: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23:04:49" calcext:value-type="date">
            <text:p>Wed 23: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8T23:36:50" calcext:value-type="date">
            <text:p>Wed 23:3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18T23:55:49" calcext:value-type="date">
            <text:p>Wed 23:5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0:14:19" calcext:value-type="date">
            <text:p>Thu 00: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0:25:49" calcext:value-type="date">
            <text:p>Thu 00: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6:22:49" calcext:value-type="date">
            <text:p>Thu 06: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06:28:51" calcext:value-type="date">
            <text:p>Thu 06: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6:46:49" calcext:value-type="date">
            <text:p>Thu 06:4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07:03:49" calcext:value-type="date">
            <text:p>Thu 07: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07:17:49" calcext:value-type="date">
            <text:p>Thu 07: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07:25:49" calcext:value-type="date">
            <text:p>Thu 07: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7:36:49" calcext:value-type="date">
            <text:p>Thu 07: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7:52:49" calcext:value-type="date">
            <text:p>Thu 07: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08:03:49" calcext:value-type="date">
            <text:p>Thu 08: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8:34:49" calcext:value-type="date">
            <text:p>Thu 08:3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19T08:36:19" calcext:value-type="date">
            <text:p>Thu 08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9T08:40:49" calcext:value-type="date">
            <text:p>Thu 08: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8:53:49" calcext:value-type="date">
            <text:p>Thu 08:5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08:57:49" calcext:value-type="date">
            <text:p>Thu 08: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9:10:19" calcext:value-type="date">
            <text:p>Thu 09: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09:14:49" calcext:value-type="date">
            <text:p>Thu 09: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09:32:19" calcext:value-type="date">
            <text:p>Thu 09: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09:46:49" calcext:value-type="date">
            <text:p>Thu 09: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0:03:19" calcext:value-type="date">
            <text:p>Thu 10: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10:05:19" calcext:value-type="date">
            <text:p>Thu 10: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9T10:07:49" calcext:value-type="date">
            <text:p>Thu 10: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9T10:11:49" calcext:value-type="date">
            <text:p>Thu 10: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0:29:51" calcext:value-type="date">
            <text:p>Thu 10: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10:40:49" calcext:value-type="date">
            <text:p>Thu 10: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0:46:49" calcext:value-type="date">
            <text:p>Thu 10: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0:53:49" calcext:value-type="date">
            <text:p>Thu 10: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1:05:49" calcext:value-type="date">
            <text:p>Thu 11: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1:08:49" calcext:value-type="date">
            <text:p>Thu 11: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1:27:49" calcext:value-type="date">
            <text:p>Thu 11: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11:40:49" calcext:value-type="date">
            <text:p>Thu 11:4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1:51:49" calcext:value-type="date">
            <text:p>Thu 11: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1:56:19" calcext:value-type="date">
            <text:p>Thu 11: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2:10:49" calcext:value-type="date">
            <text:p>Thu 12: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2:25:49" calcext:value-type="date">
            <text:p>Thu 12: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12:30:49" calcext:value-type="date">
            <text:p>Thu 12: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2:37:19" calcext:value-type="date">
            <text:p>Thu 12: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3:06:19" calcext:value-type="date">
            <text:p>Thu 13:0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19T13:20:49" calcext:value-type="date">
            <text:p>Thu 13: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3:23:49" calcext:value-type="date">
            <text:p>Thu 13: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3:26:49" calcext:value-type="date">
            <text:p>Thu 13: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3:31:49" calcext:value-type="date">
            <text:p>Thu 13: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3:45:49" calcext:value-type="date">
            <text:p>Thu 13: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3:50:49" calcext:value-type="date">
            <text:p>Thu 13: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4:06:19" calcext:value-type="date">
            <text:p>Thu 14: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14:09:49" calcext:value-type="date">
            <text:p>Thu 14: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4:36:49" calcext:value-type="date">
            <text:p>Thu 14: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19T14:41:49" calcext:value-type="date">
            <text:p>Thu 14: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4:42:49" calcext:value-type="date">
            <text:p>Thu 14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9T15:09:49" calcext:value-type="date">
            <text:p>Thu 15:0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19T15:10:49" calcext:value-type="date">
            <text:p>Thu 15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9T15:11:49" calcext:value-type="date">
            <text:p>Thu 15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9T15:17:49" calcext:value-type="date">
            <text:p>Thu 15: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5:33:19" calcext:value-type="date">
            <text:p>Thu 15: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15:34:49" calcext:value-type="date">
            <text:p>Thu 15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9T15:55:49" calcext:value-type="date">
            <text:p>Thu 15:5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19T16:09:49" calcext:value-type="date">
            <text:p>Thu 16: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16:25:19" calcext:value-type="date">
            <text:p>Thu 16: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16:30:49" calcext:value-type="date">
            <text:p>Thu 16: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6:35:49" calcext:value-type="date">
            <text:p>Thu 16: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6:53:19" calcext:value-type="date">
            <text:p>Thu 16:5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16:59:49" calcext:value-type="date">
            <text:p>Thu 16: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7:09:49" calcext:value-type="date">
            <text:p>Thu 17: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7:28:49" calcext:value-type="date">
            <text:p>Thu 17: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17:38:49" calcext:value-type="date">
            <text:p>Thu 17: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7:49:19" calcext:value-type="date">
            <text:p>Thu 17: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8:04:19" calcext:value-type="date">
            <text:p>Thu 18: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8:09:49" calcext:value-type="date">
            <text:p>Thu 18: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8:22:49" calcext:value-type="date">
            <text:p>Thu 18: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8:25:19" calcext:value-type="date">
            <text:p>Thu 18: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9T18:27:49" calcext:value-type="date">
            <text:p>Thu 18: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19T18:30:49" calcext:value-type="date">
            <text:p>Thu 18: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8:52:49" calcext:value-type="date">
            <text:p>Thu 18: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19T19:04:49" calcext:value-type="date">
            <text:p>Thu 19: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9:10:49" calcext:value-type="date">
            <text:p>Thu 19: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9:36:49" calcext:value-type="date">
            <text:p>Thu 19: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19T19:47:49" calcext:value-type="date">
            <text:p>Thu 19: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19:52:49" calcext:value-type="date">
            <text:p>Thu 19: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0:08:49" calcext:value-type="date">
            <text:p>Thu 20: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0:22:49" calcext:value-type="date">
            <text:p>Thu 20: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0:36:49" calcext:value-type="date">
            <text:p>Thu 20: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1:09:49" calcext:value-type="date">
            <text:p>Thu 21: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19T21:20:49" calcext:value-type="date">
            <text:p>Thu 21: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1:42:49" calcext:value-type="date">
            <text:p>Thu 21:4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21:52:49" calcext:value-type="date">
            <text:p>Thu 21: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2:11:49" calcext:value-type="date">
            <text:p>Thu 22: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2:34:49" calcext:value-type="date">
            <text:p>Thu 22: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19T22:53:49" calcext:value-type="date">
            <text:p>Thu 22: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3:14:49" calcext:value-type="date">
            <text:p>Thu 23: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3:33:49" calcext:value-type="date">
            <text:p>Thu 23: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19T23:50:49" calcext:value-type="date">
            <text:p>Thu 23: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0:04:49" calcext:value-type="date">
            <text:p>Fri 00: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0:35:49" calcext:value-type="date">
            <text:p>Fri 00: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0T00:48:49" calcext:value-type="date">
            <text:p>Fri 00:4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0:55:49" calcext:value-type="date">
            <text:p>Fri 00: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1:08:49" calcext:value-type="date">
            <text:p>Fri 01: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1:30:49" calcext:value-type="date">
            <text:p>Fri 01: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01:58:49" calcext:value-type="date">
            <text:p>Fri 01:5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02:26:49" calcext:value-type="date">
            <text:p>Fri 02: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02:38:49" calcext:value-type="date">
            <text:p>Fri 02: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3:03:49" calcext:value-type="date">
            <text:p>Fri 03:0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03:27:49" calcext:value-type="date">
            <text:p>Fri 03: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06:16:19" calcext:value-type="date">
            <text:p>Fri 06: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6:26:49" calcext:value-type="date">
            <text:p>Fri 06: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6:47:49" calcext:value-type="date">
            <text:p>Fri 06:4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07:03:49" calcext:value-type="date">
            <text:p>Fri 07: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7:19:19" calcext:value-type="date">
            <text:p>Fri 07: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07:31:49" calcext:value-type="date">
            <text:p>Fri 07: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07:38:49" calcext:value-type="date">
            <text:p>Fri 07: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7:47:49" calcext:value-type="date">
            <text:p>Fri 07: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7:55:19" calcext:value-type="date">
            <text:p>Fri 07: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8:04:49" calcext:value-type="date">
            <text:p>Fri 08: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8:20:49" calcext:value-type="date">
            <text:p>Fri 08: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08:38:49" calcext:value-type="date">
            <text:p>Fri 08:3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08:48:19" calcext:value-type="date">
            <text:p>Fri 08: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8:58:49" calcext:value-type="date">
            <text:p>Fri 08: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9:06:49" calcext:value-type="date">
            <text:p>Fri 09: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9:13:49" calcext:value-type="date">
            <text:p>Fri 09: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9:26:49" calcext:value-type="date">
            <text:p>Fri 09: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09:30:49" calcext:value-type="date">
            <text:p>Fri 09: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9:39:49" calcext:value-type="date">
            <text:p>Fri 09: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09:52:49" calcext:value-type="date">
            <text:p>Fri 09:5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10:09:19" calcext:value-type="date">
            <text:p>Fri 10: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10:14:49" calcext:value-type="date">
            <text:p>Fri 10: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0:27:49" calcext:value-type="date">
            <text:p>Fri 10: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10:33:49" calcext:value-type="date">
            <text:p>Fri 10: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0:40:19" calcext:value-type="date">
            <text:p>Fri 10: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0:45:49" calcext:value-type="date">
            <text:p>Fri 10: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1:08:49" calcext:value-type="date">
            <text:p>Fri 11:0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0T11:11:49" calcext:value-type="date">
            <text:p>Fri 11: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1:22:19" calcext:value-type="date">
            <text:p>Fri 11: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1:31:49" calcext:value-type="date">
            <text:p>Fri 11: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1:40:49" calcext:value-type="date">
            <text:p>Fri 11: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2:10:49" calcext:value-type="date">
            <text:p>Fri 12: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0T12:17:49" calcext:value-type="date">
            <text:p>Fri 12: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2:28:19" calcext:value-type="date">
            <text:p>Fri 12: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2:34:49" calcext:value-type="date">
            <text:p>Fri 12: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2:46:19" calcext:value-type="date">
            <text:p>Fri 12: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3:07:19" calcext:value-type="date">
            <text:p>Fri 13:0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0T13:10:49" calcext:value-type="date">
            <text:p>Fri 13: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3:15:49" calcext:value-type="date">
            <text:p>Fri 13: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3:16:19" calcext:value-type="date">
            <text:p>Fri 13: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0T13:44:49" calcext:value-type="date">
            <text:p>Fri 13:4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0T13:46:19" calcext:value-type="date">
            <text:p>Fri 13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0T13:54:49" calcext:value-type="date">
            <text:p>Fri 13: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4:14:49" calcext:value-type="date">
            <text:p>Fri 14: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0T14:27:49" calcext:value-type="date">
            <text:p>Fri 14: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14:28:51" calcext:value-type="date">
            <text:p>Fri 14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0T14:46:49" calcext:value-type="date">
            <text:p>Fri 14:4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14:52:49" calcext:value-type="date">
            <text:p>Fri 14: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5:03:49" calcext:value-type="date">
            <text:p>Fri 15: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5:06:49" calcext:value-type="date">
            <text:p>Fri 15: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5:21:49" calcext:value-type="date">
            <text:p>Fri 15: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15:29:49" calcext:value-type="date">
            <text:p>Fri 15: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5:36:49" calcext:value-type="date">
            <text:p>Fri 15: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5:50:51" calcext:value-type="date">
            <text:p>Fri 15: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16:04:19" calcext:value-type="date">
            <text:p>Fri 16: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16:19:19" calcext:value-type="date">
            <text:p>Fri 16: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16:21:49" calcext:value-type="date">
            <text:p>Fri 16: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0T16:34:19" calcext:value-type="date">
            <text:p>Fri 16: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16:41:49" calcext:value-type="date">
            <text:p>Fri 16: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6:43:49" calcext:value-type="date">
            <text:p>Fri 16: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0T17:19:49" calcext:value-type="date">
            <text:p>Fri 17: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0T17:21:49" calcext:value-type="date">
            <text:p>Fri 17: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0T17:35:49" calcext:value-type="date">
            <text:p>Fri 17: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17:43:49" calcext:value-type="date">
            <text:p>Fri 17: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7:45:49" calcext:value-type="date">
            <text:p>Fri 17: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0T18:06:49" calcext:value-type="date">
            <text:p>Fri 18:0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18:08:49" calcext:value-type="date">
            <text:p>Fri 18: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0T18:09:49" calcext:value-type="date">
            <text:p>Fri 18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0T18:23:49" calcext:value-type="date">
            <text:p>Fri 18: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8:26:49" calcext:value-type="date">
            <text:p>Fri 18: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8:31:49" calcext:value-type="date">
            <text:p>Fri 18: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8:45:19" calcext:value-type="date">
            <text:p>Fri 18: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9:03:49" calcext:value-type="date">
            <text:p>Fri 19:0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0T19:07:49" calcext:value-type="date">
            <text:p>Fri 19: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9:18:49" calcext:value-type="date">
            <text:p>Fri 19: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19:50:49" calcext:value-type="date">
            <text:p>Fri 19: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0T20:11:49" calcext:value-type="date">
            <text:p>Fri 20: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20:14:49" calcext:value-type="date">
            <text:p>Fri 20: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20:52:19" calcext:value-type="date">
            <text:p>Fri 20:5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0T20:56:49" calcext:value-type="date">
            <text:p>Fri 20: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20:57:49" calcext:value-type="date">
            <text:p>Fri 20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0T21:25:49" calcext:value-type="date">
            <text:p>Fri 21: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0T21:44:19" calcext:value-type="date">
            <text:p>Fri 21:4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22:02:49" calcext:value-type="date">
            <text:p>Fri 22: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22:17:19" calcext:value-type="date">
            <text:p>Fri 22: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22:36:49" calcext:value-type="date">
            <text:p>Fri 22: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23:12:49" calcext:value-type="date">
            <text:p>Fri 23: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0T23:17:49" calcext:value-type="date">
            <text:p>Fri 23: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23:37:49" calcext:value-type="date">
            <text:p>Fri 23:3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0T23:58:19" calcext:value-type="date">
            <text:p>Fri 23:5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0:18:49" calcext:value-type="date">
            <text:p>Sat 00: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0:33:49" calcext:value-type="date">
            <text:p>Sat 00: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0:47:49" calcext:value-type="date">
            <text:p>Sat 00: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1:09:49" calcext:value-type="date">
            <text:p>Sat 01: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01:34:50" calcext:value-type="date">
            <text:p>Sat 01: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1T01:42:49" calcext:value-type="date">
            <text:p>Sat 01: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2:03:49" calcext:value-type="date">
            <text:p>Sat 02: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2:22:19" calcext:value-type="date">
            <text:p>Sat 02: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2:37:49" calcext:value-type="date">
            <text:p>Sat 02: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3:08:49" calcext:value-type="date">
            <text:p>Sat 03:0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1T03:18:49" calcext:value-type="date">
            <text:p>Sat 03: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7:13:49" calcext:value-type="date">
            <text:p>Sat 07: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7:30:49" calcext:value-type="date">
            <text:p>Sat 07: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7:53:19" calcext:value-type="date">
            <text:p>Sat 07: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08:10:49" calcext:value-type="date">
            <text:p>Sat 08: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8:27:19" calcext:value-type="date">
            <text:p>Sat 08: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8:47:49" calcext:value-type="date">
            <text:p>Sat 08:4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1T09:01:19" calcext:value-type="date">
            <text:p>Sat 09: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9:19:49" calcext:value-type="date">
            <text:p>Sat 09: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09:29:49" calcext:value-type="date">
            <text:p>Sat 09: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09:48:19" calcext:value-type="date">
            <text:p>Sat 09:4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09:59:49" calcext:value-type="date">
            <text:p>Sat 09:5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0:25:49" calcext:value-type="date">
            <text:p>Sat 10: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1T10:38:49" calcext:value-type="date">
            <text:p>Sat 10: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0:52:49" calcext:value-type="date">
            <text:p>Sat 10: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1:06:19" calcext:value-type="date">
            <text:p>Sat 11: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1:20:49" calcext:value-type="date">
            <text:p>Sat 11: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1:34:49" calcext:value-type="date">
            <text:p>Sat 11: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1:49:49" calcext:value-type="date">
            <text:p>Sat 11:4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2:09:19" calcext:value-type="date">
            <text:p>Sat 12:0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12:16:49" calcext:value-type="date">
            <text:p>Sat 12: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2:30:20" calcext:value-type="date">
            <text:p>Sat 12: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2:59:49" calcext:value-type="date">
            <text:p>Sat 12:5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1T13:05:49" calcext:value-type="date">
            <text:p>Sat 13: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3:22:49" calcext:value-type="date">
            <text:p>Sat 13: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13:37:49" calcext:value-type="date">
            <text:p>Sat 13: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4:03:49" calcext:value-type="date">
            <text:p>Sat 14:0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1T14:10:49" calcext:value-type="date">
            <text:p>Sat 14: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4:24:49" calcext:value-type="date">
            <text:p>Sat 14: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4:40:19" calcext:value-type="date">
            <text:p>Sat 14: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4:48:49" calcext:value-type="date">
            <text:p>Sat 14: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5:04:49" calcext:value-type="date">
            <text:p>Sat 15: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5:32:49" calcext:value-type="date">
            <text:p>Sat 15: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1T15:35:49" calcext:value-type="date">
            <text:p>Sat 15: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5:55:49" calcext:value-type="date">
            <text:p>Sat 15:5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1T16:10:49" calcext:value-type="date">
            <text:p>Sat 16: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6:39:19" calcext:value-type="date">
            <text:p>Sat 16:3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>
          <table:table-cell office:value-type="date" office:date-value="2018-04-21T16:39:49" calcext:value-type="date">
            <text:p>Sat 16: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NCHED</text:p>
          </table:table-cell>
          <table:table-cell table:number-columns-repeated="3"/>
        </table:table-row>
        <table:table-row table:style-name="ro1">
          <table:table-cell office:value-type="date" office:date-value="2018-04-21T16:51:49" calcext:value-type="date">
            <text:p>Sat 16: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7:04:49" calcext:value-type="date">
            <text:p>Sat 17: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7:21:49" calcext:value-type="date">
            <text:p>Sat 17: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-5 MIN LATE</text:p>
          </table:table-cell>
          <table:table-cell table:number-columns-repeated="3"/>
        </table:table-row>
        <table:table-row table:style-name="ro1">
          <table:table-cell office:value-type="date" office:date-value="2018-04-21T17:43:49" calcext:value-type="date">
            <text:p>Sat 17:4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-10 MIN LATE</text:p>
          </table:table-cell>
          <table:table-cell table:number-columns-repeated="3"/>
        </table:table-row>
        <table:table-row table:style-name="ro1">
          <table:table-cell office:value-type="date" office:date-value="2018-04-21T17:47:19" calcext:value-type="date">
            <text:p>Sat 17: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 TIME</text:p>
          </table:table-cell>
          <table:table-cell table:number-columns-repeated="3"/>
        </table:table-row>
        <table:table-row table:style-name="ro1">
          <table:table-cell office:value-type="date" office:date-value="2018-04-21T18:12:49" calcext:value-type="date">
            <text:p>Sat 18: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+ MIN LATE</text:p>
          </table:table-cell>
          <table:table-cell table:number-columns-repeated="3"/>
        </table:table-row>
        <table:table-row table:style-name="ro1" table:number-rows-repeated="104822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4" table:target-range-address="'610 Triangle'.A1:'610 Triangle'.C35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-of-week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30T03:15:19.059499562</dc:date>
    <meta:editing-duration>PT37M4S</meta:editing-duration>
    <meta:editing-cycles>14</meta:editing-cycles>
    <meta:generator>LibreOffice/5.4.6.2$Linux_X86_64 LibreOffice_project/40$Build-2</meta:generator>
    <meta:document-statistic meta:table-count="6" meta:cell-count="540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 style:percentage-data-style-name="N10010">
      <style:chart-properties loext:label-stroke-color="#3465a4" chart:link-data-style-to-source="true" chart:data-label-number="percentage" chart:data-label-text="false" chart:data-label-symbol="false" chart:pie-offset="50"/>
      <style:graphic-properties draw:fill-color="#004586" dr3d:edge-rounding="5%"/>
      <style:text-properties fo:font-size="10pt" style:font-size-asian="10pt" style:font-size-complex="10pt" style:font-relief="embossed"/>
    </style:style>
    <style:style style:name="ch9" style:family="chart">
      <style:chart-properties chart:solid-type="cuboid"/>
      <style:graphic-properties draw:fill-color="#00cc00"/>
    </style:style>
    <style:style style:name="ch10" style:family="chart">
      <style:chart-properties chart:solid-type="cuboid"/>
      <style:graphic-properties draw:fill-color="#ffff00"/>
    </style:style>
    <style:style style:name="ch11" style:family="chart">
      <style:chart-properties chart:solid-type="cuboid"/>
      <style:graphic-properties draw:fill-color="#ff9900"/>
    </style:style>
    <style:style style:name="ch12" style:family="chart">
      <style:chart-properties chart:solid-type="cuboid"/>
      <style:graphic-properties draw:fill-color="#ff0000"/>
    </style:style>
    <style:style style:name="ch13" style:family="chart">
      <style:chart-properties chart:solid-type="cuboid"/>
      <style:graphic-properties draw:fill-color="#00000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073cm" svg:height="9.191cm" xlink:href=".." xlink:type="simple" chart:class="chart:ring" chart:style-name="ch1">
        <chart:title svg:x="3.545cm" svg:y="0.319cm" chart:style-name="ch2">
          <text:p>801 NB, Triangle Station</text:p>
        </chart:title>
        <chart:legend chart:legend-position="end" svg:x="8.937cm" svg:y="3.3cm" style:legend-expansion="high" chart:style-name="ch3"/>
        <chart:plot-area chart:style-name="ch4" table:cell-range-address="'610 Triangle'.E2:'610 Triangle'.F6" chart:data-source-has-labels="column" svg:x="0.241cm" svg:y="1.281cm" svg:width="8.455cm" svg:height="7.727cm">
          <chartooo:coordinate-region svg:x="0.605cm" svg:y="1.281cm" svg:width="7.727cm" svg:height="7.727cm"/>
          <chart:axis chart:dimension="x" chart:name="primary-x" chart:style-name="ch5" chartooo:axis-type="auto">
            <chartooo:date-scale/>
            <chart:categories table:cell-range-address="'610 Triangle'.E2:'610 Triangle'.E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610 Triangle'.F2:'610 Triangle'.F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ON TIME</text:p>
                <draw:g>
                  <svg:desc>'610 Triangle'.E2:'610 Triangle'.E6</svg:desc>
                </draw:g>
              </table:table-cell>
              <table:table-cell office:value-type="float" office:value="212">
                <text:p>212</text:p>
                <draw:g>
                  <svg:desc>'610 Triangle'.F2:'610 Triangle'.F6</svg:desc>
                </draw:g>
              </table:table-cell>
            </table:table-row>
            <table:table-row>
              <table:table-cell office:value-type="string">
                <text:p>2-5 MIN LATE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-10 MIN LATE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+ MIN LATE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BUNCHED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 style:percentage-data-style-name="N10010">
      <style:chart-properties loext:label-stroke-color="#3465a4" chart:link-data-style-to-source="true" chart:data-label-number="percentage" chart:data-label-text="false" chart:data-label-symbol="false" chart:pie-offset="50"/>
      <style:graphic-properties draw:fill-color="#004586" dr3d:edge-rounding="5%"/>
      <style:text-properties fo:font-size="10pt" style:font-size-asian="10pt" style:font-size-complex="10pt" style:font-relief="embossed"/>
    </style:style>
    <style:style style:name="ch9" style:family="chart">
      <style:chart-properties chart:solid-type="cuboid"/>
      <style:graphic-properties draw:fill-color="#00cc00"/>
    </style:style>
    <style:style style:name="ch10" style:family="chart">
      <style:chart-properties chart:solid-type="cuboid"/>
      <style:graphic-properties draw:fill-color="#ffff00"/>
    </style:style>
    <style:style style:name="ch11" style:family="chart">
      <style:chart-properties chart:solid-type="cuboid"/>
      <style:graphic-properties draw:fill-color="#ff9900"/>
    </style:style>
    <style:style style:name="ch12" style:family="chart">
      <style:chart-properties chart:solid-type="cuboid"/>
      <style:graphic-properties draw:fill-color="#ff0000"/>
    </style:style>
    <style:style style:name="ch13" style:family="chart">
      <style:chart-properties chart:solid-type="cuboid"/>
      <style:graphic-properties draw:fill-color="#00000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073cm" svg:height="9.191cm" xlink:href=".." xlink:type="simple" chart:class="chart:ring" chart:style-name="ch1">
        <chart:title svg:x="3.188cm" svg:y="0.319cm" chart:style-name="ch2">
          <text:p>801 NB, Little Texas Station</text:p>
        </chart:title>
        <chart:legend chart:legend-position="end" svg:x="8.937cm" svg:y="3.3cm" style:legend-expansion="high" chart:style-name="ch3"/>
        <chart:plot-area chart:style-name="ch4" table:cell-range-address="'610 Triangle'.E2:'610 Triangle'.E6 '559 Little Texas'.F2:'559 Little Texas'.F6" chart:data-source-has-labels="column" svg:x="0.241cm" svg:y="1.281cm" svg:width="8.455cm" svg:height="7.727cm">
          <chartooo:coordinate-region svg:x="0.605cm" svg:y="1.281cm" svg:width="7.727cm" svg:height="7.727cm"/>
          <chart:axis chart:dimension="x" chart:name="primary-x" chart:style-name="ch5" chartooo:axis-type="auto">
            <chartooo:date-scale/>
            <chart:categories table:cell-range-address="'610 Triangle'.E2:'610 Triangle'.E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559 Little Texas'.F2:'559 Little Texas'.F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ON TIME</text:p>
                <draw:g>
                  <svg:desc>'610 Triangle'.E2:'610 Triangle'.E6</svg:desc>
                </draw:g>
              </table:table-cell>
              <table:table-cell office:value-type="float" office:value="268">
                <text:p>268</text:p>
                <draw:g>
                  <svg:desc>'559 Little Texas'.F2:'559 Little Texas'.F6</svg:desc>
                </draw:g>
              </table:table-cell>
            </table:table-row>
            <table:table-row>
              <table:table-cell office:value-type="string">
                <text:p>2-5 MIN LATE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-10 MIN LATE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+ MIN LATE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BUNCHED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 style:percentage-data-style-name="N10010">
      <style:chart-properties loext:label-stroke-color="#3465a4" chart:link-data-style-to-source="true" chart:data-label-number="percentage" chart:data-label-text="false" chart:data-label-symbol="false" chart:pie-offset="50"/>
      <style:graphic-properties draw:fill-color="#004586" dr3d:edge-rounding="5%"/>
      <style:text-properties fo:font-size="10pt" style:font-size-asian="10pt" style:font-size-complex="10pt" style:font-relief="embossed"/>
    </style:style>
    <style:style style:name="ch9" style:family="chart">
      <style:chart-properties chart:solid-type="cuboid"/>
      <style:graphic-properties draw:fill-color="#00cc00"/>
    </style:style>
    <style:style style:name="ch10" style:family="chart">
      <style:chart-properties chart:solid-type="cuboid"/>
      <style:graphic-properties draw:fill-color="#ffff00"/>
    </style:style>
    <style:style style:name="ch11" style:family="chart">
      <style:chart-properties chart:solid-type="cuboid"/>
      <style:graphic-properties draw:fill-color="#ff9900"/>
    </style:style>
    <style:style style:name="ch12" style:family="chart">
      <style:chart-properties chart:solid-type="cuboid"/>
      <style:graphic-properties draw:fill-color="#ff0000"/>
    </style:style>
    <style:style style:name="ch13" style:family="chart">
      <style:chart-properties chart:solid-type="cuboid"/>
      <style:graphic-properties draw:fill-color="#00000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073cm" svg:height="9.191cm" xlink:href=".." xlink:type="simple" chart:class="chart:ring" chart:style-name="ch1">
        <chart:title svg:x="3.783cm" svg:y="0.319cm" chart:style-name="ch2">
          <text:p>801 NB, Oltorf Station</text:p>
        </chart:title>
        <chart:legend chart:legend-position="end" svg:x="8.937cm" svg:y="3.3cm" style:legend-expansion="high" chart:style-name="ch3"/>
        <chart:plot-area chart:style-name="ch4" table:cell-range-address="'610 Triangle'.E2:'610 Triangle'.E6 '4039 Oltorf'.F2:'4039 Oltorf'.F6" chart:data-source-has-labels="column" svg:x="0.241cm" svg:y="1.281cm" svg:width="8.455cm" svg:height="7.727cm">
          <chartooo:coordinate-region svg:x="0.605cm" svg:y="1.281cm" svg:width="7.727cm" svg:height="7.727cm"/>
          <chart:axis chart:dimension="x" chart:name="primary-x" chart:style-name="ch5" chartooo:axis-type="auto">
            <chartooo:date-scale/>
            <chart:categories table:cell-range-address="'610 Triangle'.E2:'610 Triangle'.E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4039 Oltorf'.F2:'4039 Oltorf'.F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ON TIME</text:p>
                <draw:g>
                  <svg:desc>'610 Triangle'.E2:'610 Triangle'.E6</svg:desc>
                </draw:g>
              </table:table-cell>
              <table:table-cell office:value-type="float" office:value="245">
                <text:p>245</text:p>
                <draw:g>
                  <svg:desc>'4039 Oltorf'.F2:'4039 Oltorf'.F6</svg:desc>
                </draw:g>
              </table:table-cell>
            </table:table-row>
            <table:table-row>
              <table:table-cell office:value-type="string">
                <text:p>2-5 MIN LATE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-10 MIN LATE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+ MIN LATE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BUNCHED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 style:percentage-data-style-name="N10010">
      <style:chart-properties loext:label-stroke-color="#3465a4" chart:link-data-style-to-source="true" chart:data-label-number="percentage" chart:data-label-text="false" chart:data-label-symbol="false" chart:pie-offset="50"/>
      <style:graphic-properties draw:fill-color="#004586" dr3d:edge-rounding="5%"/>
      <style:text-properties fo:font-size="10pt" style:font-size-asian="10pt" style:font-size-complex="10pt" style:font-relief="embossed"/>
    </style:style>
    <style:style style:name="ch9" style:family="chart">
      <style:chart-properties chart:solid-type="cuboid"/>
      <style:graphic-properties draw:fill-color="#00cc00"/>
    </style:style>
    <style:style style:name="ch10" style:family="chart">
      <style:chart-properties chart:solid-type="cuboid"/>
      <style:graphic-properties draw:fill-color="#ffff00"/>
    </style:style>
    <style:style style:name="ch11" style:family="chart">
      <style:chart-properties chart:solid-type="cuboid"/>
      <style:graphic-properties draw:fill-color="#ff9900"/>
    </style:style>
    <style:style style:name="ch12" style:family="chart">
      <style:chart-properties chart:solid-type="cuboid"/>
      <style:graphic-properties draw:fill-color="#ff0000"/>
    </style:style>
    <style:style style:name="ch13" style:family="chart">
      <style:chart-properties chart:solid-type="cuboid"/>
      <style:graphic-properties draw:fill-color="#00000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073cm" svg:height="9.191cm" xlink:href=".." xlink:type="simple" chart:class="chart:ring" chart:style-name="ch1">
        <chart:title svg:x="3.651cm" svg:y="0.319cm" chart:style-name="ch2">
          <text:p>801 NB, Capitol Station</text:p>
        </chart:title>
        <chart:legend chart:legend-position="end" svg:x="8.937cm" svg:y="3.3cm" style:legend-expansion="high" chart:style-name="ch3"/>
        <chart:plot-area chart:style-name="ch4" table:cell-range-address="'610 Triangle'.E2:'610 Triangle'.E6 '591 Capitol'.F2:'591 Capitol'.F6" chart:data-source-has-labels="column" svg:x="0.241cm" svg:y="1.281cm" svg:width="8.455cm" svg:height="7.727cm">
          <chartooo:coordinate-region svg:x="0.605cm" svg:y="1.281cm" svg:width="7.727cm" svg:height="7.727cm"/>
          <chart:axis chart:dimension="x" chart:name="primary-x" chart:style-name="ch5" chartooo:axis-type="auto">
            <chartooo:date-scale/>
            <chart:categories table:cell-range-address="'610 Triangle'.E2:'610 Triangle'.E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591 Capitol'.F2:'591 Capitol'.F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ON TIME</text:p>
                <draw:g>
                  <svg:desc>'610 Triangle'.E2:'610 Triangle'.E6</svg:desc>
                </draw:g>
              </table:table-cell>
              <table:table-cell office:value-type="float" office:value="220">
                <text:p>220</text:p>
                <draw:g>
                  <svg:desc>'591 Capitol'.F2:'591 Capitol'.F6</svg:desc>
                </draw:g>
              </table:table-cell>
            </table:table-row>
            <table:table-row>
              <table:table-cell office:value-type="string">
                <text:p>2-5 MIN LATE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-10 MIN LATE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+ MIN LATE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BUNCHED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 style:percentage-data-style-name="N10010">
      <style:chart-properties loext:label-stroke-color="#3465a4" chart:link-data-style-to-source="true" chart:data-label-number="percentage" chart:data-label-text="false" chart:data-label-symbol="false" chart:pie-offset="50"/>
      <style:graphic-properties draw:fill-color="#004586" dr3d:edge-rounding="5%"/>
      <style:text-properties fo:font-size="10pt" style:font-size-asian="10pt" style:font-size-complex="10pt" style:font-relief="embossed"/>
    </style:style>
    <style:style style:name="ch9" style:family="chart">
      <style:chart-properties chart:solid-type="cuboid"/>
      <style:graphic-properties draw:fill-color="#00cc00"/>
    </style:style>
    <style:style style:name="ch10" style:family="chart">
      <style:chart-properties chart:solid-type="cuboid"/>
      <style:graphic-properties draw:fill-color="#ffff00"/>
    </style:style>
    <style:style style:name="ch11" style:family="chart">
      <style:chart-properties chart:solid-type="cuboid"/>
      <style:graphic-properties draw:fill-color="#ff9900"/>
    </style:style>
    <style:style style:name="ch12" style:family="chart">
      <style:chart-properties chart:solid-type="cuboid"/>
      <style:graphic-properties draw:fill-color="#ff0000"/>
    </style:style>
    <style:style style:name="ch13" style:family="chart">
      <style:chart-properties chart:solid-type="cuboid"/>
      <style:graphic-properties draw:fill-color="#00000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073cm" svg:height="9.191cm" xlink:href=".." xlink:type="simple" chart:class="chart:ring" chart:style-name="ch1">
        <chart:title svg:x="3.386cm" svg:y="0.319cm" chart:style-name="ch2">
          <text:p>801 NB, Rundberg Station</text:p>
        </chart:title>
        <chart:legend chart:legend-position="end" svg:x="8.937cm" svg:y="3.3cm" style:legend-expansion="high" chart:style-name="ch3"/>
        <chart:plot-area chart:style-name="ch4" table:cell-range-address="'610 Triangle'.E2:'610 Triangle'.E6 '2821 Rundberg'.F2:'2821 Rundberg'.F6" chart:data-source-has-labels="column" svg:x="0.241cm" svg:y="1.281cm" svg:width="8.455cm" svg:height="7.727cm">
          <chartooo:coordinate-region svg:x="0.605cm" svg:y="1.281cm" svg:width="7.727cm" svg:height="7.727cm"/>
          <chart:axis chart:dimension="x" chart:name="primary-x" chart:style-name="ch5" chartooo:axis-type="auto">
            <chartooo:date-scale/>
            <chart:categories table:cell-range-address="'610 Triangle'.E2:'610 Triangle'.E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821 Rundberg'.F2:'2821 Rundberg'.F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ON TIME</text:p>
                <draw:g>
                  <svg:desc>'610 Triangle'.E2:'610 Triangle'.E6</svg:desc>
                </draw:g>
              </table:table-cell>
              <table:table-cell office:value-type="float" office:value="209">
                <text:p>209</text:p>
                <draw:g>
                  <svg:desc>'2821 Rundberg'.F2:'2821 Rundberg'.F6</svg:desc>
                </draw:g>
              </table:table-cell>
            </table:table-row>
            <table:table-row>
              <table:table-cell office:value-type="string">
                <text:p>2-5 MIN LATE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-10 MIN LATE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+ MIN LATE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BUNCHED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